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2" style:family="table-cell" style:parent-style-name="Default" style:data-style-name="N109">
      <style:text-properties fo:font-size="16pt" style:font-size-asian="16pt" style:font-size-complex="16pt"/>
    </style:style>
    <style:style style:name="ce2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4" style:family="table-cell" style:parent-style-name="Default" style:data-style-name="N120">
      <style:text-properties fo:font-size="16pt" style:font-size-asian="16pt" style:font-size-complex="16pt"/>
    </style:style>
    <style:style style:name="ce25" style:family="table-cell" style:parent-style-name="Default" style:data-style-name="N119">
      <style:text-properties fo:font-size="16pt" style:font-size-asian="16pt" style:font-size-complex="16pt"/>
    </style:style>
    <style:style style:name="ce26" style:family="table-cell" style:parent-style-name="Default" style:data-style-name="N124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8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3"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1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3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4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 style:data-style-name="N10">
      <style:text-properties fo:font-size="16pt" style:font-size-asian="16pt" style:font-size-complex="16pt"/>
    </style:style>
    <style:style style:name="ce3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8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6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7727.42924615">
            <text:p>￥77,72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1">
            <text:p>100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6312">
            <text:p>26,3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6312">
            <text:p>￥26,3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6312">
            <text:p>26312</text:p>
          </table:table-cell>
          <table:table-cell table:style-name="ce24"/>
          <table:table-cell table:style-name="ce28" table:formula="of:=SUM([.I3:.I6])" office:value-type="currency" office:currency="JPY" office:value="6576.460559275">
            <text:p>￥6,57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169591">
            <text:p>0.00169591</text:p>
          </table:table-cell>
          <table:table-cell table:style-name="ce8" office:value-type="float" office:value="0">
            <text:p>0</text:p>
          </table:table-cell>
          <table:table-cell table:style-name="ce12" office:value-type="currency" office:currency="JPY" office:value="673515">
            <text:p>￥673,515</text:p>
          </table:table-cell>
          <table:table-cell table:style-name="ce17" table:formula="of:=[.D3]*[.G3]" office:value-type="currency" office:currency="JPY" office:value="1142.22082365">
            <text:p>￥1,14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0169591">
            <text:p>0.00169591</text:p>
          </table:table-cell>
          <table:table-cell table:style-name="ce25" table:formula="of:=[.G3]*[.H$1]" office:value-type="float" office:value="0.00169591">
            <text:p>0.0017</text:p>
          </table:table-cell>
          <table:table-cell table:style-name="ce29" table:formula="of:=[.H3]*[.D3]" office:value-type="currency" office:currency="JPY" office:value="1142.22082365">
            <text:p>￥1,142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.3045">
            <text:p>47.304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16.78">
            <text:p>￥16.780</text:p>
          </table:table-cell>
          <table:table-cell table:style-name="ce17" table:formula="of:=[.D4]*([.B4]+[.C4])" office:value-type="currency" office:currency="JPY" office:value="793.76951">
            <text:p>￥79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47.3045">
            <text:p>47.3045</text:p>
          </table:table-cell>
          <table:table-cell table:style-name="ce26" table:formula="of:=[.G4]*[.H$1]" office:value-type="float" office:value="47.3045">
            <text:p>47.3</text:p>
          </table:table-cell>
          <table:table-cell table:style-name="ce29" table:formula="of:=[.H4]*[.D4]" office:value-type="currency" office:currency="JPY" office:value="793.76951">
            <text:p>￥793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.944">
            <text:p>3.944</text:p>
          </table:table-cell>
          <table:table-cell table:style-name="ce8" office:value-type="float" office:value="0">
            <text:p>0</text:p>
          </table:table-cell>
          <table:table-cell table:style-name="ce13" office:value-type="currency" office:currency="JPY" office:value="227.1">
            <text:p>￥227.100</text:p>
          </table:table-cell>
          <table:table-cell table:style-name="ce17" table:formula="of:=[.D5]*[.G5]" office:value-type="currency" office:currency="JPY" office:value="895.6824">
            <text:p>￥8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3.944">
            <text:p>3.944</text:p>
          </table:table-cell>
          <table:table-cell table:style-name="ce24" table:formula="of:=[.G5]*[.H$1]" office:value-type="float" office:value="3.944">
            <text:p>4</text:p>
          </table:table-cell>
          <table:table-cell table:style-name="ce29" table:formula="of:=[.H5]*[.D5]" office:value-type="currency" office:currency="JPY" office:value="895.6824">
            <text:p>￥895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1.46647546">
            <text:p>1.4664754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48125">
            <text:p>￥48,125</text:p>
          </table:table-cell>
          <table:table-cell table:style-name="ce17" table:formula="of:=[.D6]*[.G6]" office:value-type="currency" office:currency="JPY" office:value="74895.7565125">
            <text:p>￥74,89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55627546">
            <text:p>1.55627546</text:p>
          </table:table-cell>
          <table:table-cell table:style-name="ce25" table:formula="of:=[.G6]*[.H$7]" office:value-type="float" office:value="0.077813773">
            <text:p>0.0778</text:p>
          </table:table-cell>
          <table:table-cell table:style-name="ce29" table:formula="of:=[.H6]*[.D6]" office:value-type="currency" office:currency="JPY" office:value="3744.787825625">
            <text:p>￥3,744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431.8573115375">
            <text:p>￥19,43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7755.50275935">
            <text:p>￥77,75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5">
            <text:p>50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9766">
            <text:p>19,76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9766">
            <text:p>￥19,76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9766">
            <text:p>19766</text:p>
          </table:table-cell>
          <table:table-cell table:style-name="ce24"/>
          <table:table-cell table:style-name="ce28" table:formula="of:=SUM([.I3:.I6])" office:value-type="currency" office:currency="JPY" office:value="6359.7757729925">
            <text:p>￥6,36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339591">
            <text:p>0.00339591</text:p>
          </table:table-cell>
          <table:table-cell table:style-name="ce8" office:value-type="float" office:value="0">
            <text:p>0</text:p>
          </table:table-cell>
          <table:table-cell table:style-name="ce12" office:value-type="currency" office:currency="JPY" office:value="675400">
            <text:p>￥675,400</text:p>
          </table:table-cell>
          <table:table-cell table:style-name="ce17" table:formula="of:=[.D3]*[.G3]" office:value-type="currency" office:currency="JPY" office:value="2293.597614">
            <text:p>￥2,29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0339591">
            <text:p>0.00339591</text:p>
          </table:table-cell>
          <table:table-cell table:style-name="ce25" table:formula="of:=[.G3]*[.H$1]" office:value-type="float" office:value="0.001697955">
            <text:p>0.0017</text:p>
          </table:table-cell>
          <table:table-cell table:style-name="ce29" table:formula="of:=[.H3]*[.D3]" office:value-type="currency" office:currency="JPY" office:value="1146.798807">
            <text:p>￥1,146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94.7045">
            <text:p>94.704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16.629">
            <text:p>￥16.629</text:p>
          </table:table-cell>
          <table:table-cell table:style-name="ce17" table:formula="of:=[.D4]*([.B4]+[.C4])" office:value-type="currency" office:currency="JPY" office:value="1574.8411305">
            <text:p>￥1,5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94.7045">
            <text:p>94.7045</text:p>
          </table:table-cell>
          <table:table-cell table:style-name="ce26" table:formula="of:=[.G4]*[.H$1]" office:value-type="float" office:value="47.35225">
            <text:p>47.4</text:p>
          </table:table-cell>
          <table:table-cell table:style-name="ce29" table:formula="of:=[.H4]*[.D4]" office:value-type="currency" office:currency="JPY" office:value="787.42056525">
            <text:p>￥787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6.944">
            <text:p>6.944</text:p>
          </table:table-cell>
          <table:table-cell table:style-name="ce8" office:value-type="float" office:value="0">
            <text:p>0</text:p>
          </table:table-cell>
          <table:table-cell table:style-name="ce13" office:value-type="currency" office:currency="JPY" office:value="234">
            <text:p>￥234.000</text:p>
          </table:table-cell>
          <table:table-cell table:style-name="ce17" table:formula="of:=[.D5]*[.G5]" office:value-type="currency" office:currency="JPY" office:value="1624.896">
            <text:p>￥1,625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.944">
            <text:p>6.944</text:p>
          </table:table-cell>
          <table:table-cell table:style-name="ce24" table:formula="of:=[.G5]*[.H$1]" office:value-type="float" office:value="3.472">
            <text:p>3</text:p>
          </table:table-cell>
          <table:table-cell table:style-name="ce29" table:formula="of:=[.H5]*[.D5]" office:value-type="currency" office:currency="JPY" office:value="812.448">
            <text:p>￥812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1.40988181">
            <text:p>1.40988181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48185">
            <text:p>￥48,185</text:p>
          </table:table-cell>
          <table:table-cell table:style-name="ce17" table:formula="of:=[.D6]*[.G6]" office:value-type="currency" office:currency="JPY" office:value="72262.16801485">
            <text:p>￥72,26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49968181">
            <text:p>1.49968181</text:p>
          </table:table-cell>
          <table:table-cell table:style-name="ce25" table:formula="of:=[.G6]*[.H$7]" office:value-type="float" office:value="0.0749840905">
            <text:p>0.0750</text:p>
          </table:table-cell>
          <table:table-cell table:style-name="ce29" table:formula="of:=[.H6]*[.D6]" office:value-type="currency" office:currency="JPY" office:value="3613.1084007425">
            <text:p>￥3,613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438.8756898375">
            <text:p>￥19,439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225.154446">
            <text:p>￥83,2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25">
            <text:p>2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760">
            <text:p>6,7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760">
            <text:p>￥6,7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760">
            <text:p>6760</text:p>
          </table:table-cell>
          <table:table-cell table:style-name="ce24"/>
          <table:table-cell table:style-name="ce28" table:formula="of:=SUM([.I3:.I6])" office:value-type="currency" office:currency="JPY" office:value="6431.85116168">
            <text:p>￥6,43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669591">
            <text:p>0.00669591</text:p>
          </table:table-cell>
          <table:table-cell table:style-name="ce8" office:value-type="float" office:value="0">
            <text:p>0</text:p>
          </table:table-cell>
          <table:table-cell table:style-name="ce12" office:value-type="currency" office:currency="JPY" office:value="687090">
            <text:p>￥687,090</text:p>
          </table:table-cell>
          <table:table-cell table:style-name="ce17" table:formula="of:=[.D3]*[.G3]" office:value-type="currency" office:currency="JPY" office:value="4600.6928019">
            <text:p>￥4,60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0669591">
            <text:p>0.00669591</text:p>
          </table:table-cell>
          <table:table-cell table:style-name="ce25" table:formula="of:=[.G3]*[.H$1]" office:value-type="float" office:value="0.0016739775">
            <text:p>0.0017</text:p>
          </table:table-cell>
          <table:table-cell table:style-name="ce29" table:formula="of:=[.H3]*[.D3]" office:value-type="currency" office:currency="JPY" office:value="1150.173200475">
            <text:p>￥1,150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89.4045">
            <text:p>189.404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17.51">
            <text:p>￥17.510</text:p>
          </table:table-cell>
          <table:table-cell table:style-name="ce17" table:formula="of:=[.D4]*([.B4]+[.C4])" office:value-type="currency" office:currency="JPY" office:value="3316.472795">
            <text:p>￥3,3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189.4045">
            <text:p>189.4045</text:p>
          </table:table-cell>
          <table:table-cell table:style-name="ce26" table:formula="of:=[.G4]*[.H$1]" office:value-type="float" office:value="47.351125">
            <text:p>47.4</text:p>
          </table:table-cell>
          <table:table-cell table:style-name="ce29" table:formula="of:=[.H4]*[.D4]" office:value-type="currency" office:currency="JPY" office:value="829.11819875">
            <text:p>￥829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3.944">
            <text:p>13.944</text:p>
          </table:table-cell>
          <table:table-cell table:style-name="ce8" office:value-type="float" office:value="0">
            <text:p>0</text:p>
          </table:table-cell>
          <table:table-cell table:style-name="ce13" office:value-type="currency" office:currency="JPY" office:value="246.4">
            <text:p>￥246.400</text:p>
          </table:table-cell>
          <table:table-cell table:style-name="ce17" table:formula="of:=[.D5]*[.G5]" office:value-type="currency" office:currency="JPY" office:value="3435.8016">
            <text:p>￥3,43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13.944">
            <text:p>13.944</text:p>
          </table:table-cell>
          <table:table-cell table:style-name="ce24" table:formula="of:=[.G5]*[.H$1]" office:value-type="float" office:value="3.486">
            <text:p>3</text:p>
          </table:table-cell>
          <table:table-cell table:style-name="ce29" table:formula="of:=[.H5]*[.D5]" office:value-type="currency" office:currency="JPY" office:value="858.9504">
            <text:p>￥859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1.30428762">
            <text:p>1.30428762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1555">
            <text:p>￥51,555</text:p>
          </table:table-cell>
          <table:table-cell table:style-name="ce17" table:formula="of:=[.D6]*[.G6]" office:value-type="currency" office:currency="JPY" office:value="71872.1872491">
            <text:p>￥71,87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39408762">
            <text:p>1.39408762</text:p>
          </table:table-cell>
          <table:table-cell table:style-name="ce25" table:formula="of:=[.G6]*[.H$7]" office:value-type="float" office:value="0.069704381">
            <text:p>0.0697</text:p>
          </table:table-cell>
          <table:table-cell table:style-name="ce29" table:formula="of:=[.H6]*[.D6]" office:value-type="currency" office:currency="JPY" office:value="3593.609362455">
            <text:p>￥3,593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06.2886115">
            <text:p>￥20,806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8895.20057955">
            <text:p>￥78,89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2">
            <text:p>20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5731">
            <text:p>175,73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5731">
            <text:p>￥175,73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5731">
            <text:p>175731</text:p>
          </table:table-cell>
          <table:table-cell table:style-name="ce24"/>
          <table:table-cell table:style-name="ce28" table:formula="of:=SUM([.I3:.I6])" office:value-type="currency" office:currency="JPY" office:value="5961.51838376">
            <text:p>￥5,96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139591">
            <text:p>0.0013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656405">
            <text:p>￥656,405</text:p>
          </table:table-cell>
          <table:table-cell table:style-name="ce17" table:formula="of:=[.D3]*[.G3]" office:value-type="currency" office:currency="JPY" office:value="5511.11730355">
            <text:p>￥5,5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0839591">
            <text:p>0.00839591</text:p>
          </table:table-cell>
          <table:table-cell table:style-name="ce25" table:formula="of:=[.G3]*[.H$1]" office:value-type="float" office:value="0.001679182">
            <text:p>0.0017</text:p>
          </table:table-cell>
          <table:table-cell table:style-name="ce29" table:formula="of:=[.H3]*[.D3]" office:value-type="currency" office:currency="JPY" office:value="1102.22346071">
            <text:p>￥1,102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.7045">
            <text:p>46.7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16.31">
            <text:p>￥16.310</text:p>
          </table:table-cell>
          <table:table-cell table:style-name="ce17" table:formula="of:=[.D4]*([.B4]+[.C4])" office:value-type="currency" office:currency="JPY" office:value="3860.650395">
            <text:p>￥3,86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236.7045">
            <text:p>236.7045</text:p>
          </table:table-cell>
          <table:table-cell table:style-name="ce26" table:formula="of:=[.G4]*[.H$1]" office:value-type="float" office:value="47.3409">
            <text:p>47.3</text:p>
          </table:table-cell>
          <table:table-cell table:style-name="ce29" table:formula="of:=[.H4]*[.D4]" office:value-type="currency" office:currency="JPY" office:value="772.130079">
            <text:p>￥772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.944">
            <text:p>2.944</text:p>
          </table:table-cell>
          <table:table-cell table:style-name="ce8" office:value-type="float" office:value="15">
            <text:p>15</text:p>
          </table:table-cell>
          <table:table-cell table:style-name="ce13" office:value-type="currency" office:currency="JPY" office:value="227">
            <text:p>￥227.000</text:p>
          </table:table-cell>
          <table:table-cell table:style-name="ce17" table:formula="of:=[.D5]*[.G5]" office:value-type="currency" office:currency="JPY" office:value="4073.288">
            <text:p>￥4,073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17.944">
            <text:p>17.944</text:p>
          </table:table-cell>
          <table:table-cell table:style-name="ce24" table:formula="of:=[.G5]*[.H$1]" office:value-type="float" office:value="3.5888">
            <text:p>4</text:p>
          </table:table-cell>
          <table:table-cell table:style-name="ce29" table:formula="of:=[.H5]*[.D5]" office:value-type="currency" office:currency="JPY" office:value="814.6576">
            <text:p>￥814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1.25084205">
            <text:p>1.25084205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48820">
            <text:p>￥48,820</text:p>
          </table:table-cell>
          <table:table-cell table:style-name="ce17" table:formula="of:=[.D6]*[.G6]" office:value-type="currency" office:currency="JPY" office:value="65450.144881">
            <text:p>￥65,4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34064205">
            <text:p>1.34064205</text:p>
          </table:table-cell>
          <table:table-cell table:style-name="ce25" table:formula="of:=[.G6]*[.H$7]" office:value-type="float" office:value="0.0670321025">
            <text:p>0.0670</text:p>
          </table:table-cell>
          <table:table-cell table:style-name="ce29" table:formula="of:=[.H6]*[.D6]" office:value-type="currency" office:currency="JPY" office:value="3272.50724405">
            <text:p>￥3,272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723.8001448875">
            <text:p>￥19,72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5677.2579277">
            <text:p>￥85,67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167">
            <text:p>16.7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9726">
            <text:p>169,7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9726">
            <text:p>￥169,7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9726">
            <text:p>169726</text:p>
          </table:table-cell>
          <table:table-cell table:style-name="ce24"/>
          <table:table-cell table:style-name="ce28" table:formula="of:=SUM([.I3:.I6])" office:value-type="currency" office:currency="JPY" office:value="6349.66987171905">
            <text:p>￥6,35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309591">
            <text:p>0.0030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689615">
            <text:p>￥689,615</text:p>
          </table:table-cell>
          <table:table-cell table:style-name="ce17" table:formula="of:=[.D3]*[.G3]" office:value-type="currency" office:currency="JPY" office:value="6962.29097465">
            <text:p>￥6,96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009591">
            <text:p>0.01009591</text:p>
          </table:table-cell>
          <table:table-cell table:style-name="ce25" table:formula="of:=[.G3]*[.H$1]" office:value-type="float" office:value="0.00168601697">
            <text:p>0.0017</text:p>
          </table:table-cell>
          <table:table-cell table:style-name="ce29" table:formula="of:=[.H3]*[.D3]" office:value-type="currency" office:currency="JPY" office:value="1162.70259276655">
            <text:p>￥1,162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94.1045">
            <text:p>94.1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18.6">
            <text:p>￥18.600</text:p>
          </table:table-cell>
          <table:table-cell table:style-name="ce17" table:formula="of:=[.D4]*([.B4]+[.C4])" office:value-type="currency" office:currency="JPY" office:value="5284.3437">
            <text:p>￥5,28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284.1045">
            <text:p>284.1045</text:p>
          </table:table-cell>
          <table:table-cell table:style-name="ce26" table:formula="of:=[.G4]*[.H$1]" office:value-type="float" office:value="47.4454515">
            <text:p>47.4</text:p>
          </table:table-cell>
          <table:table-cell table:style-name="ce29" table:formula="of:=[.H4]*[.D4]" office:value-type="currency" office:currency="JPY" office:value="882.4853979">
            <text:p>￥882.5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.944">
            <text:p>2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58.3">
            <text:p>￥258.300</text:p>
          </table:table-cell>
          <table:table-cell table:style-name="ce17" table:formula="of:=[.D5]*[.G5]" office:value-type="currency" office:currency="JPY" office:value="5409.8352">
            <text:p>￥5,41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20.944">
            <text:p>20.944</text:p>
          </table:table-cell>
          <table:table-cell table:style-name="ce24" table:formula="of:=[.G5]*[.H$1]" office:value-type="float" office:value="3.497648">
            <text:p>3</text:p>
          </table:table-cell>
          <table:table-cell table:style-name="ce29" table:formula="of:=[.H5]*[.D5]" office:value-type="currency" office:currency="JPY" office:value="903.4424784">
            <text:p>￥903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1.19470171">
            <text:p>1.19470171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2955">
            <text:p>￥52,955</text:p>
          </table:table-cell>
          <table:table-cell table:style-name="ce17" table:formula="of:=[.D6]*[.G6]" office:value-type="currency" office:currency="JPY" office:value="68020.78805305">
            <text:p>￥68,02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28450171">
            <text:p>1.28450171</text:p>
          </table:table-cell>
          <table:table-cell table:style-name="ce25" table:formula="of:=[.G6]*[.H$7]" office:value-type="float" office:value="0.0642250855">
            <text:p>0.0642</text:p>
          </table:table-cell>
          <table:table-cell table:style-name="ce29" table:formula="of:=[.H6]*[.D6]" office:value-type="currency" office:currency="JPY" office:value="3401.0394026525">
            <text:p>￥3,401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419.314481925">
            <text:p>￥21,419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969.9364651">
            <text:p>￥88,97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143">
            <text:p>14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3077">
            <text:p>163,07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3077">
            <text:p>￥163,07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3077">
            <text:p>163077</text:p>
          </table:table-cell>
          <table:table-cell table:style-name="ce24"/>
          <table:table-cell table:style-name="ce28" table:formula="of:=SUM([.I3:.I6])" office:value-type="currency" office:currency="JPY" office:value="6462.5655233413">
            <text:p>￥6,46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479591">
            <text:p>0.0047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08010">
            <text:p>￥708,010</text:p>
          </table:table-cell>
          <table:table-cell table:style-name="ce17" table:formula="of:=[.D3]*[.G3]" office:value-type="currency" office:currency="JPY" office:value="8351.6222391">
            <text:p>￥8,3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179591">
            <text:p>0.01179591</text:p>
          </table:table-cell>
          <table:table-cell table:style-name="ce25" table:formula="of:=[.G3]*[.H$1]" office:value-type="float" office:value="0.00168681513">
            <text:p>0.0017</text:p>
          </table:table-cell>
          <table:table-cell table:style-name="ce29" table:formula="of:=[.H3]*[.D3]" office:value-type="currency" office:currency="JPY" office:value="1194.2819801913">
            <text:p>￥1,194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41.5045">
            <text:p>141.5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19.3">
            <text:p>￥19.300</text:p>
          </table:table-cell>
          <table:table-cell table:style-name="ce17" table:formula="of:=[.D4]*([.B4]+[.C4])" office:value-type="currency" office:currency="JPY" office:value="6398.03685">
            <text:p>￥6,39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331.5045">
            <text:p>331.5045</text:p>
          </table:table-cell>
          <table:table-cell table:style-name="ce26" table:formula="of:=[.G4]*[.H$1]" office:value-type="float" office:value="47.4051435">
            <text:p>47.4</text:p>
          </table:table-cell>
          <table:table-cell table:style-name="ce29" table:formula="of:=[.H4]*[.D4]" office:value-type="currency" office:currency="JPY" office:value="914.91926955">
            <text:p>￥914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6.944">
            <text:p>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76.9">
            <text:p>￥276.900</text:p>
          </table:table-cell>
          <table:table-cell table:style-name="ce17" table:formula="of:=[.D5]*[.G5]" office:value-type="currency" office:currency="JPY" office:value="6906.9936">
            <text:p>￥6,9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24.944">
            <text:p>24.944</text:p>
          </table:table-cell>
          <table:table-cell table:style-name="ce24" table:formula="of:=[.G5]*[.H$1]" office:value-type="float" office:value="3.566992">
            <text:p>4</text:p>
          </table:table-cell>
          <table:table-cell table:style-name="ce29" table:formula="of:=[.H5]*[.D5]" office:value-type="currency" office:currency="JPY" office:value="987.7000848">
            <text:p>￥987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1.14757654">
            <text:p>1.14757654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400">
            <text:p>￥54,400</text:p>
          </table:table-cell>
          <table:table-cell table:style-name="ce17" table:formula="of:=[.D6]*[.G6]" office:value-type="currency" office:currency="JPY" office:value="67313.283776">
            <text:p>￥67,31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23737654">
            <text:p>1.23737654</text:p>
          </table:table-cell>
          <table:table-cell table:style-name="ce25" table:formula="of:=[.G6]*[.H$7]" office:value-type="float" office:value="0.061868827">
            <text:p>0.0619</text:p>
          </table:table-cell>
          <table:table-cell table:style-name="ce29" table:formula="of:=[.H6]*[.D6]" office:value-type="currency" office:currency="JPY" office:value="3365.6641888">
            <text:p>￥3,365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242.484116275">
            <text:p>￥22,24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64.60982265">
            <text:p>￥97,06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125">
            <text:p>12.5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597">
            <text:p>156,5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597">
            <text:p>￥156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597">
            <text:p>156597</text:p>
          </table:table-cell>
          <table:table-cell table:style-name="ce24"/>
          <table:table-cell table:style-name="ce28" table:formula="of:=SUM([.I3:.I6])" office:value-type="currency" office:currency="JPY" office:value="6832.42553095625">
            <text:p>￥6,83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649591">
            <text:p>0.0064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47865">
            <text:p>￥747,865</text:p>
          </table:table-cell>
          <table:table-cell table:style-name="ce17" table:formula="of:=[.D3]*[.G3]" office:value-type="currency" office:currency="JPY" office:value="10093.11873215">
            <text:p>￥10,09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349591">
            <text:p>0.01349591</text:p>
          </table:table-cell>
          <table:table-cell table:style-name="ce25" table:formula="of:=[.G3]*[.H$1]" office:value-type="float" office:value="0.00168698875">
            <text:p>0.0017</text:p>
          </table:table-cell>
          <table:table-cell table:style-name="ce29" table:formula="of:=[.H3]*[.D3]" office:value-type="currency" office:currency="JPY" office:value="1261.63984151875">
            <text:p>￥1,261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88.9045">
            <text:p>188.9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459">
            <text:p>￥21.459</text:p>
          </table:table-cell>
          <table:table-cell table:style-name="ce17" table:formula="of:=[.D4]*([.B4]+[.C4])" office:value-type="currency" office:currency="JPY" office:value="8130.9116655">
            <text:p>￥8,1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378.9045">
            <text:p>378.9045</text:p>
          </table:table-cell>
          <table:table-cell table:style-name="ce26" table:formula="of:=[.G4]*[.H$1]" office:value-type="float" office:value="47.3630625">
            <text:p>47.4</text:p>
          </table:table-cell>
          <table:table-cell table:style-name="ce29" table:formula="of:=[.H4]*[.D4]" office:value-type="currency" office:currency="JPY" office:value="1016.3639581875">
            <text:p>￥1,016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9.944">
            <text:p>9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2.2">
            <text:p>￥292.200</text:p>
          </table:table-cell>
          <table:table-cell table:style-name="ce17" table:formula="of:=[.D5]*[.G5]" office:value-type="currency" office:currency="JPY" office:value="8165.2368">
            <text:p>￥8,165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27.944">
            <text:p>27.944</text:p>
          </table:table-cell>
          <table:table-cell table:style-name="ce24" table:formula="of:=[.G5]*[.H$1]" office:value-type="float" office:value="3.493">
            <text:p>3</text:p>
          </table:table-cell>
          <table:table-cell table:style-name="ce29" table:formula="of:=[.H5]*[.D5]" office:value-type="currency" office:currency="JPY" office:value="1020.6546">
            <text:p>￥1,020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1.10052156">
            <text:p>1.1005215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375">
            <text:p>￥59,375</text:p>
          </table:table-cell>
          <table:table-cell table:style-name="ce17" table:formula="of:=[.D6]*[.G6]" office:value-type="currency" office:currency="JPY" office:value="70675.342625">
            <text:p>￥70,67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19032156">
            <text:p>1.19032156</text:p>
          </table:table-cell>
          <table:table-cell table:style-name="ce25" table:formula="of:=[.G6]*[.H$7]" office:value-type="float" office:value="0.059516078">
            <text:p>0.0595</text:p>
          </table:table-cell>
          <table:table-cell table:style-name="ce29" table:formula="of:=[.H6]*[.D6]" office:value-type="currency" office:currency="JPY" office:value="3533.76713125">
            <text:p>￥3,533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66.1524556625">
            <text:p>￥24,266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216.35146985">
            <text:p>￥95,21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111">
            <text:p>11.1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450">
            <text:p>149,45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9450">
            <text:p>￥149,45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450">
            <text:p>149450</text:p>
          </table:table-cell>
          <table:table-cell table:style-name="ce24"/>
          <table:table-cell table:style-name="ce28" table:formula="of:=SUM([.I3:.I6])" office:value-type="currency" office:currency="JPY" office:value="6550.13960465535">
            <text:p>￥6,55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819591">
            <text:p>0.0081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32535">
            <text:p>￥732,535</text:p>
          </table:table-cell>
          <table:table-cell table:style-name="ce17" table:formula="of:=[.D3]*[.G3]" office:value-type="currency" office:currency="JPY" office:value="11131.53593185">
            <text:p>￥11,13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519591">
            <text:p>0.01519591</text:p>
          </table:table-cell>
          <table:table-cell table:style-name="ce25" table:formula="of:=[.G3]*[.H$1]" office:value-type="float" office:value="0.00168674601">
            <text:p>0.0017</text:p>
          </table:table-cell>
          <table:table-cell table:style-name="ce29" table:formula="of:=[.H3]*[.D3]" office:value-type="currency" office:currency="JPY" office:value="1235.60048843535">
            <text:p>￥1,235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223.2045">
            <text:p>223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36">
            <text:p>￥21.360</text:p>
          </table:table-cell>
          <table:table-cell table:style-name="ce17" table:formula="of:=[.D4]*([.B4]+[.C4])" office:value-type="currency" office:currency="JPY" office:value="8826.04812">
            <text:p>￥8,82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413.2045">
            <text:p>413.2045</text:p>
          </table:table-cell>
          <table:table-cell table:style-name="ce26" table:formula="of:=[.G4]*[.H$1]" office:value-type="float" office:value="45.8656995">
            <text:p>45.9</text:p>
          </table:table-cell>
          <table:table-cell table:style-name="ce29" table:formula="of:=[.H4]*[.D4]" office:value-type="currency" office:currency="JPY" office:value="979.69134132">
            <text:p>￥979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3.944">
            <text:p>13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3.5">
            <text:p>￥293.500</text:p>
          </table:table-cell>
          <table:table-cell table:style-name="ce17" table:formula="of:=[.D5]*[.G5]" office:value-type="currency" office:currency="JPY" office:value="9375.564">
            <text:p>￥9,37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31.944">
            <text:p>31.944</text:p>
          </table:table-cell>
          <table:table-cell table:style-name="ce24" table:formula="of:=[.G5]*[.H$1]" office:value-type="float" office:value="3.545784">
            <text:p>4</text:p>
          </table:table-cell>
          <table:table-cell table:style-name="ce29" table:formula="of:=[.H5]*[.D5]" office:value-type="currency" office:currency="JPY" office:value="1040.687604">
            <text:p>￥1,040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1.05004781">
            <text:p>1.05004781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7800">
            <text:p>￥57,800</text:p>
          </table:table-cell>
          <table:table-cell table:style-name="ce17" table:formula="of:=[.D6]*[.G6]" office:value-type="currency" office:currency="JPY" office:value="65883.203418">
            <text:p>￥65,88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13984781">
            <text:p>1.13984781</text:p>
          </table:table-cell>
          <table:table-cell table:style-name="ce25" table:formula="of:=[.G6]*[.H$7]" office:value-type="float" office:value="0.0569923905">
            <text:p>0.0570</text:p>
          </table:table-cell>
          <table:table-cell table:style-name="ce29" table:formula="of:=[.H6]*[.D6]" office:value-type="currency" office:currency="JPY" office:value="3294.1601709">
            <text:p>￥3,294.2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04.0878674625">
            <text:p>￥23,80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646.3940506">
            <text:p>￥97,6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1">
            <text:p>10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2869">
            <text:p>142,8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2869">
            <text:p>￥142,8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2869">
            <text:p>142869</text:p>
          </table:table-cell>
          <table:table-cell table:style-name="ce24"/>
          <table:table-cell table:style-name="ce28" table:formula="of:=SUM([.I3:.I6])" office:value-type="currency" office:currency="JPY" office:value="6545.73801537">
            <text:p>￥6,54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989591">
            <text:p>0.0098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42980">
            <text:p>￥742,980</text:p>
          </table:table-cell>
          <table:table-cell table:style-name="ce17" table:formula="of:=[.D3]*[.G3]" office:value-type="currency" office:currency="JPY" office:value="12553.3232118">
            <text:p>￥12,55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689591">
            <text:p>0.01689591</text:p>
          </table:table-cell>
          <table:table-cell table:style-name="ce25" table:formula="of:=[.G3]*[.H$1]" office:value-type="float" office:value="0.001689591">
            <text:p>0.0017</text:p>
          </table:table-cell>
          <table:table-cell table:style-name="ce29" table:formula="of:=[.H3]*[.D3]" office:value-type="currency" office:currency="JPY" office:value="1255.33232118">
            <text:p>￥1,255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283.6045">
            <text:p>283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01">
            <text:p>￥22.010</text:p>
          </table:table-cell>
          <table:table-cell table:style-name="ce17" table:formula="of:=[.D4]*([.B4]+[.C4])" office:value-type="currency" office:currency="JPY" office:value="10424.035045">
            <text:p>￥10,42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473.6045">
            <text:p>473.6045</text:p>
          </table:table-cell>
          <table:table-cell table:style-name="ce26" table:formula="of:=[.G4]*[.H$1]" office:value-type="float" office:value="47.36045">
            <text:p>47.4</text:p>
          </table:table-cell>
          <table:table-cell table:style-name="ce29" table:formula="of:=[.H4]*[.D4]" office:value-type="currency" office:currency="JPY" office:value="1042.4035045">
            <text:p>￥1,042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6.944">
            <text:p>1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4.5">
            <text:p>￥294.500</text:p>
          </table:table-cell>
          <table:table-cell table:style-name="ce17" table:formula="of:=[.D5]*[.G5]" office:value-type="currency" office:currency="JPY" office:value="10291.008">
            <text:p>￥10,291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34.944">
            <text:p>34.944</text:p>
          </table:table-cell>
          <table:table-cell table:style-name="ce24" table:formula="of:=[.G5]*[.H$1]" office:value-type="float" office:value="3.4944">
            <text:p>3</text:p>
          </table:table-cell>
          <table:table-cell table:style-name="ce29" table:formula="of:=[.H5]*[.D5]" office:value-type="currency" office:currency="JPY" office:value="1029.1008">
            <text:p>￥1,029.1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99391396">
            <text:p>0.9939139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405">
            <text:p>￥59,405</text:p>
          </table:table-cell>
          <table:table-cell table:style-name="ce17" table:formula="of:=[.D6]*[.G6]" office:value-type="currency" office:currency="JPY" office:value="64378.0277938">
            <text:p>￥64,3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08371396">
            <text:p>1.08371396</text:p>
          </table:table-cell>
          <table:table-cell table:style-name="ce25" table:formula="of:=[.G6]*[.H$7]" office:value-type="float" office:value="0.054185698">
            <text:p>0.0542</text:p>
          </table:table-cell>
          <table:table-cell table:style-name="ce29" table:formula="of:=[.H6]*[.D6]" office:value-type="currency" office:currency="JPY" office:value="3218.90138969">
            <text:p>￥3,218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11.59851265">
            <text:p>￥24,41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552.5522452">
            <text:p>￥91,5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91">
            <text:p>9.1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6300">
            <text:p>136,30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6300">
            <text:p>￥136,3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6300">
            <text:p>136300</text:p>
          </table:table-cell>
          <table:table-cell table:style-name="ce24"/>
          <table:table-cell table:style-name="ce28" table:formula="of:=SUM([.I3:.I6])" office:value-type="currency" office:currency="JPY" office:value="6035.3912516365">
            <text:p>￥6,03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159591">
            <text:p>0.0115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15500">
            <text:p>￥715,500</text:p>
          </table:table-cell>
          <table:table-cell table:style-name="ce17" table:formula="of:=[.D3]*[.G3]" office:value-type="currency" office:currency="JPY" office:value="13305.373605">
            <text:p>￥13,30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859591">
            <text:p>0.01859591</text:p>
          </table:table-cell>
          <table:table-cell table:style-name="ce25" table:formula="of:=[.G3]*[.H$1]" office:value-type="float" office:value="0.00169222781">
            <text:p>0.0017</text:p>
          </table:table-cell>
          <table:table-cell table:style-name="ce29" table:formula="of:=[.H3]*[.D3]" office:value-type="currency" office:currency="JPY" office:value="1210.788998055">
            <text:p>￥1,210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31.0045">
            <text:p>331.0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447">
            <text:p>￥21.447</text:p>
          </table:table-cell>
          <table:table-cell table:style-name="ce17" table:formula="of:=[.D4]*([.B4]+[.C4])" office:value-type="currency" office:currency="JPY" office:value="11173.9835115">
            <text:p>￥11,17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21.0045">
            <text:p>521.0045</text:p>
          </table:table-cell>
          <table:table-cell table:style-name="ce26" table:formula="of:=[.G4]*[.H$1]" office:value-type="float" office:value="47.4114095">
            <text:p>47.4</text:p>
          </table:table-cell>
          <table:table-cell table:style-name="ce29" table:formula="of:=[.H4]*[.D4]" office:value-type="currency" office:currency="JPY" office:value="1016.8324995465">
            <text:p>￥1,016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9.944">
            <text:p>19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1.9">
            <text:p>￥291.900</text:p>
          </table:table-cell>
          <table:table-cell table:style-name="ce17" table:formula="of:=[.D5]*[.G5]" office:value-type="currency" office:currency="JPY" office:value="11075.8536">
            <text:p>￥11,07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37.944">
            <text:p>37.944</text:p>
          </table:table-cell>
          <table:table-cell table:style-name="ce24" table:formula="of:=[.G5]*[.H$1]" office:value-type="float" office:value="3.452904">
            <text:p>3</text:p>
          </table:table-cell>
          <table:table-cell table:style-name="ce29" table:formula="of:=[.H5]*[.D5]" office:value-type="currency" office:currency="JPY" office:value="1007.9026776">
            <text:p>￥1,007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93037383">
            <text:p>0.9303738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890">
            <text:p>￥54,890</text:p>
          </table:table-cell>
          <table:table-cell table:style-name="ce17" table:formula="of:=[.D6]*[.G6]" office:value-type="currency" office:currency="JPY" office:value="55997.3415287">
            <text:p>￥55,99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02017383">
            <text:p>1.02017383</text:p>
          </table:table-cell>
          <table:table-cell table:style-name="ce25" table:formula="of:=[.G6]*[.H$7]" office:value-type="float" office:value="0.0510086915">
            <text:p>0.0510</text:p>
          </table:table-cell>
          <table:table-cell table:style-name="ce29" table:formula="of:=[.H6]*[.D6]" office:value-type="currency" office:currency="JPY" office:value="2799.867076435">
            <text:p>￥2,799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888.1380613">
            <text:p>￥22,888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2599.6185074">
            <text:p>￥92,60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83">
            <text:p>8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0248">
            <text:p>130,2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0248">
            <text:p>￥130,2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0248">
            <text:p>130248</text:p>
          </table:table-cell>
          <table:table-cell table:style-name="ce24"/>
          <table:table-cell table:style-name="ce28" table:formula="of:=SUM([.I3:.I6])" office:value-type="currency" office:currency="JPY" office:value="5927.8134247444">
            <text:p>￥5,928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329591">
            <text:p>0.0132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3480">
            <text:p>￥723,480</text:p>
          </table:table-cell>
          <table:table-cell table:style-name="ce17" table:formula="of:=[.D3]*[.G3]" office:value-type="currency" office:currency="JPY" office:value="14683.6849668">
            <text:p>￥14,6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029591">
            <text:p>0.02029591</text:p>
          </table:table-cell>
          <table:table-cell table:style-name="ce25" table:formula="of:=[.G3]*[.H$1]" office:value-type="float" office:value="0.00168456053">
            <text:p>0.0017</text:p>
          </table:table-cell>
          <table:table-cell table:style-name="ce29" table:formula="of:=[.H3]*[.D3]" office:value-type="currency" office:currency="JPY" office:value="1218.7458522444">
            <text:p>￥1,218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78.2045">
            <text:p>378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82">
            <text:p>￥21.820</text:p>
          </table:table-cell>
          <table:table-cell table:style-name="ce17" table:formula="of:=[.D4]*([.B4]+[.C4])" office:value-type="currency" office:currency="JPY" office:value="12398.22219">
            <text:p>￥12,39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68.2045">
            <text:p>568.2045</text:p>
          </table:table-cell>
          <table:table-cell table:style-name="ce26" table:formula="of:=[.G4]*[.H$1]" office:value-type="float" office:value="47.1609735">
            <text:p>47.2</text:p>
          </table:table-cell>
          <table:table-cell table:style-name="ce29" table:formula="of:=[.H4]*[.D4]" office:value-type="currency" office:currency="JPY" office:value="1029.05244177">
            <text:p>￥1,029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2.944">
            <text:p>22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9.1">
            <text:p>￥299.100</text:p>
          </table:table-cell>
          <table:table-cell table:style-name="ce17" table:formula="of:=[.D5]*[.G5]" office:value-type="currency" office:currency="JPY" office:value="12246.3504">
            <text:p>￥12,2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0.944">
            <text:p>40.944</text:p>
          </table:table-cell>
          <table:table-cell table:style-name="ce24" table:formula="of:=[.G5]*[.H$1]" office:value-type="float" office:value="3.398352">
            <text:p>3</text:p>
          </table:table-cell>
          <table:table-cell table:style-name="ce29" table:formula="of:=[.H5]*[.D5]" office:value-type="currency" office:currency="JPY" office:value="1016.4470832">
            <text:p>￥1,016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86454183">
            <text:p>0.8645418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5820">
            <text:p>￥55,820</text:p>
          </table:table-cell>
          <table:table-cell table:style-name="ce17" table:formula="of:=[.D6]*[.G6]" office:value-type="currency" office:currency="JPY" office:value="53271.3609506">
            <text:p>￥53,27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95434183">
            <text:p>0.95434183</text:p>
          </table:table-cell>
          <table:table-cell table:style-name="ce25" table:formula="of:=[.G6]*[.H$7]" office:value-type="float" office:value="0.0477170915">
            <text:p>0.0477</text:p>
          </table:table-cell>
          <table:table-cell table:style-name="ce29" table:formula="of:=[.H6]*[.D6]" office:value-type="currency" office:currency="JPY" office:value="2663.56804753">
            <text:p>￥2,663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149.90462685">
            <text:p>￥23,150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616.505994">
            <text:p>￥91,61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77">
            <text:p>7.7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4001">
            <text:p>124,0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4001">
            <text:p>￥124,0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4001">
            <text:p>124001</text:p>
          </table:table-cell>
          <table:table-cell table:style-name="ce24"/>
          <table:table-cell table:style-name="ce28" table:formula="of:=SUM([.I3:.I6])" office:value-type="currency" office:currency="JPY" office:value="5731.5116706881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499591">
            <text:p>0.0149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19780">
            <text:p>￥719,780</text:p>
          </table:table-cell>
          <table:table-cell table:style-name="ce17" table:formula="of:=[.D3]*[.G3]" office:value-type="currency" office:currency="JPY" office:value="15832.2160998">
            <text:p>￥15,83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199591">
            <text:p>0.02199591</text:p>
          </table:table-cell>
          <table:table-cell table:style-name="ce25" table:formula="of:=[.G3]*[.H$1]" office:value-type="float" office:value="0.00169368507">
            <text:p>0.0017</text:p>
          </table:table-cell>
          <table:table-cell table:style-name="ce29" table:formula="of:=[.H3]*[.D3]" office:value-type="currency" office:currency="JPY" office:value="1219.0806396846">
            <text:p>￥1,219.1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5.6045">
            <text:p>425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609">
            <text:p>￥21.609</text:p>
          </table:table-cell>
          <table:table-cell table:style-name="ce17" table:formula="of:=[.D4]*([.B4]+[.C4])" office:value-type="currency" office:currency="JPY" office:value="13302.5976405">
            <text:p>￥13,3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5.6045">
            <text:p>615.6045</text:p>
          </table:table-cell>
          <table:table-cell table:style-name="ce26" table:formula="of:=[.G4]*[.H$1]" office:value-type="float" office:value="47.4015465">
            <text:p>47.4</text:p>
          </table:table-cell>
          <table:table-cell table:style-name="ce29" table:formula="of:=[.H4]*[.D4]" office:value-type="currency" office:currency="JPY" office:value="1024.3000183185">
            <text:p>￥1,024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6.944">
            <text:p>2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0">
            <text:p>￥300.000</text:p>
          </table:table-cell>
          <table:table-cell table:style-name="ce17" table:formula="of:=[.D5]*[.G5]" office:value-type="currency" office:currency="JPY" office:value="13483.2">
            <text:p>￥13,483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4.944">
            <text:p>44.944</text:p>
          </table:table-cell>
          <table:table-cell table:style-name="ce24" table:formula="of:=[.G5]*[.H$1]" office:value-type="float" office:value="3.460688">
            <text:p>3</text:p>
          </table:table-cell>
          <table:table-cell table:style-name="ce29" table:formula="of:=[.H5]*[.D5]" office:value-type="currency" office:currency="JPY" office:value="1038.2064">
            <text:p>￥1,038.2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79313526">
            <text:p>0.7931352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5495">
            <text:p>￥55,495</text:p>
          </table:table-cell>
          <table:table-cell table:style-name="ce17" table:formula="of:=[.D6]*[.G6]" office:value-type="currency" office:currency="JPY" office:value="48998.4922537">
            <text:p>￥48,99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88293526">
            <text:p>0.88293526</text:p>
          </table:table-cell>
          <table:table-cell table:style-name="ce25" table:formula="of:=[.G6]*[.H$7]" office:value-type="float" office:value="0.044146763">
            <text:p>0.0441</text:p>
          </table:table-cell>
          <table:table-cell table:style-name="ce29" table:formula="of:=[.H6]*[.D6]" office:value-type="currency" office:currency="JPY" office:value="2449.924612685">
            <text:p>￥2,449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04.1264985">
            <text:p>￥22,90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843.84894805">
            <text:p>￥90,84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71">
            <text:p>7.1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002">
            <text:p>118,0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8002">
            <text:p>￥118,0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002">
            <text:p>118002</text:p>
          </table:table-cell>
          <table:table-cell table:style-name="ce24"/>
          <table:table-cell table:style-name="ce28" table:formula="of:=SUM([.I3:.I6])" office:value-type="currency" office:currency="JPY" office:value="5516.40517605005">
            <text:p>￥5,51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669591">
            <text:p>0.0166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4205">
            <text:p>￥724,205</text:p>
          </table:table-cell>
          <table:table-cell table:style-name="ce17" table:formula="of:=[.D3]*[.G3]" office:value-type="currency" office:currency="JPY" office:value="17160.69650155">
            <text:p>￥17,16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369591">
            <text:p>0.02369591</text:p>
          </table:table-cell>
          <table:table-cell table:style-name="ce25" table:formula="of:=[.G3]*[.H$1]" office:value-type="float" office:value="0.00168240961">
            <text:p>0.0017</text:p>
          </table:table-cell>
          <table:table-cell table:style-name="ce29" table:formula="of:=[.H3]*[.D3]" office:value-type="currency" office:currency="JPY" office:value="1218.40945161005">
            <text:p>￥1,218.4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2.7045">
            <text:p>472.7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87">
            <text:p>￥21.870</text:p>
          </table:table-cell>
          <table:table-cell table:style-name="ce17" table:formula="of:=[.D4]*([.B4]+[.C4])" office:value-type="currency" office:currency="JPY" office:value="14493.347415">
            <text:p>￥14,49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2.7045">
            <text:p>662.7045</text:p>
          </table:table-cell>
          <table:table-cell table:style-name="ce26" table:formula="of:=[.G4]*[.H$1]" office:value-type="float" office:value="47.0520195">
            <text:p>47.1</text:p>
          </table:table-cell>
          <table:table-cell table:style-name="ce29" table:formula="of:=[.H4]*[.D4]" office:value-type="currency" office:currency="JPY" office:value="1029.027666465">
            <text:p>￥1,029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0.944">
            <text:p>30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1.1">
            <text:p>￥301.100</text:p>
          </table:table-cell>
          <table:table-cell table:style-name="ce17" table:formula="of:=[.D5]*[.G5]" office:value-type="currency" office:currency="JPY" office:value="14737.0384">
            <text:p>￥14,73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8.944">
            <text:p>48.944</text:p>
          </table:table-cell>
          <table:table-cell table:style-name="ce24" table:formula="of:=[.G5]*[.H$1]" office:value-type="float" office:value="3.475024">
            <text:p>3</text:p>
          </table:table-cell>
          <table:table-cell table:style-name="ce29" table:formula="of:=[.H5]*[.D5]" office:value-type="currency" office:currency="JPY" office:value="1046.3297264">
            <text:p>￥1,04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72420415">
            <text:p>0.72420415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610">
            <text:p>￥54,610</text:p>
          </table:table-cell>
          <table:table-cell table:style-name="ce17" table:formula="of:=[.D6]*[.G6]" office:value-type="currency" office:currency="JPY" office:value="44452.7666315">
            <text:p>￥44,45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81400415">
            <text:p>0.81400415</text:p>
          </table:table-cell>
          <table:table-cell table:style-name="ce25" table:formula="of:=[.G6]*[.H$7]" office:value-type="float" office:value="0.0407002075">
            <text:p>0.0407</text:p>
          </table:table-cell>
          <table:table-cell table:style-name="ce29" table:formula="of:=[.H6]*[.D6]" office:value-type="currency" office:currency="JPY" office:value="2222.638331575">
            <text:p>￥2,222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10.9622370125">
            <text:p>￥22,711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020.53492195">
            <text:p>￥90,02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67">
            <text:p>6.7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2198">
            <text:p>112,19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2198">
            <text:p>￥112,1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2198">
            <text:p>112198</text:p>
          </table:table-cell>
          <table:table-cell table:style-name="ce24"/>
          <table:table-cell table:style-name="ce28" table:formula="of:=SUM([.I3:.I6])" office:value-type="currency" office:currency="JPY" office:value="5357.34659100085">
            <text:p>￥5,35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39591">
            <text:p>0.0183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2805">
            <text:p>￥722,805</text:p>
          </table:table-cell>
          <table:table-cell table:style-name="ce17" table:formula="of:=[.D3]*[.G3]" office:value-type="currency" office:currency="JPY" office:value="18356.29072755">
            <text:p>￥18,35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9591">
            <text:p>0.02539591</text:p>
          </table:table-cell>
          <table:table-cell table:style-name="ce25" table:formula="of:=[.G3]*[.H$1]" office:value-type="float" office:value="0.00170152597">
            <text:p>0.0017</text:p>
          </table:table-cell>
          <table:table-cell table:style-name="ce29" table:formula="of:=[.H3]*[.D3]" office:value-type="currency" office:currency="JPY" office:value="1229.87147874585">
            <text:p>￥1,22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3045">
            <text:p>520.3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19">
            <text:p>￥22.190</text:p>
          </table:table-cell>
          <table:table-cell table:style-name="ce17" table:formula="of:=[.D4]*([.B4]+[.C4])" office:value-type="currency" office:currency="JPY" office:value="15761.656855">
            <text:p>￥15,76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0.3045">
            <text:p>710.3045</text:p>
          </table:table-cell>
          <table:table-cell table:style-name="ce26" table:formula="of:=[.G4]*[.H$1]" office:value-type="float" office:value="47.5904015">
            <text:p>47.6</text:p>
          </table:table-cell>
          <table:table-cell table:style-name="ce29" table:formula="of:=[.H4]*[.D4]" office:value-type="currency" office:currency="JPY" office:value="1056.031009285">
            <text:p>￥1,056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4.944">
            <text:p>34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7">
            <text:p>￥307.000</text:p>
          </table:table-cell>
          <table:table-cell table:style-name="ce17" table:formula="of:=[.D5]*[.G5]" office:value-type="currency" office:currency="JPY" office:value="16253.808">
            <text:p>￥16,25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52.944">
            <text:p>52.944</text:p>
          </table:table-cell>
          <table:table-cell table:style-name="ce24" table:formula="of:=[.G5]*[.H$1]" office:value-type="float" office:value="3.547248">
            <text:p>4</text:p>
          </table:table-cell>
          <table:table-cell table:style-name="ce29" table:formula="of:=[.H5]*[.D5]" office:value-type="currency" office:currency="JPY" office:value="1089.005136">
            <text:p>￥1,089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64199733">
            <text:p>0.6419973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180">
            <text:p>￥54,180</text:p>
          </table:table-cell>
          <table:table-cell table:style-name="ce17" table:formula="of:=[.D6]*[.G6]" office:value-type="currency" office:currency="JPY" office:value="39648.7793394">
            <text:p>￥39,64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73179733">
            <text:p>0.73179733</text:p>
          </table:table-cell>
          <table:table-cell table:style-name="ce25" table:formula="of:=[.G6]*[.H$7]" office:value-type="float" office:value="0.0365898665">
            <text:p>0.0366</text:p>
          </table:table-cell>
          <table:table-cell table:style-name="ce29" table:formula="of:=[.H6]*[.D6]" office:value-type="currency" office:currency="JPY" office:value="1982.43896697">
            <text:p>￥1,982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505.1337304875">
            <text:p>￥22,50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9117.30030635">
            <text:p>￥89,11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63">
            <text:p>6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610">
            <text:p>106,6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610">
            <text:p>￥106,6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610">
            <text:p>106610</text:p>
          </table:table-cell>
          <table:table-cell table:style-name="ce24"/>
          <table:table-cell table:style-name="ce28" table:formula="of:=SUM([.I3:.I6])" office:value-type="currency" office:currency="JPY" office:value="5160.8395541159">
            <text:p>￥5,16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9591">
            <text:p>0.0200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4980">
            <text:p>￥724,980</text:p>
          </table:table-cell>
          <table:table-cell table:style-name="ce17" table:formula="of:=[.D3]*[.G3]" office:value-type="currency" office:currency="JPY" office:value="19643.9928318">
            <text:p>￥19,6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9591">
            <text:p>0.02709591</text:p>
          </table:table-cell>
          <table:table-cell table:style-name="ce25" table:formula="of:=[.G3]*[.H$1]" office:value-type="float" office:value="0.00170704233">
            <text:p>0.0017</text:p>
          </table:table-cell>
          <table:table-cell table:style-name="ce29" table:formula="of:=[.H3]*[.D3]" office:value-type="currency" office:currency="JPY" office:value="1237.5715484034">
            <text:p>￥1,237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8.1045">
            <text:p>568.1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41">
            <text:p>￥22.410</text:p>
          </table:table-cell>
          <table:table-cell table:style-name="ce17" table:formula="of:=[.D4]*([.B4]+[.C4])" office:value-type="currency" office:currency="JPY" office:value="16989.121845">
            <text:p>￥16,98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1045">
            <text:p>758.1045</text:p>
          </table:table-cell>
          <table:table-cell table:style-name="ce26" table:formula="of:=[.G4]*[.H$1]" office:value-type="float" office:value="47.7605835">
            <text:p>47.8</text:p>
          </table:table-cell>
          <table:table-cell table:style-name="ce29" table:formula="of:=[.H4]*[.D4]" office:value-type="currency" office:currency="JPY" office:value="1070.314676235">
            <text:p>￥1,070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944">
            <text:p>38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9">
            <text:p>￥309.000</text:p>
          </table:table-cell>
          <table:table-cell table:style-name="ce17" table:formula="of:=[.D5]*[.G5]" office:value-type="currency" office:currency="JPY" office:value="17595.696">
            <text:p>￥17,5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56.944">
            <text:p>56.944</text:p>
          </table:table-cell>
          <table:table-cell table:style-name="ce24" table:formula="of:=[.G5]*[.H$1]" office:value-type="float" office:value="3.587472">
            <text:p>4</text:p>
          </table:table-cell>
          <table:table-cell table:style-name="ce29" table:formula="of:=[.H5]*[.D5]" office:value-type="currency" office:currency="JPY" office:value="1108.528848">
            <text:p>￥1,108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56031627">
            <text:p>0.56031627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3665">
            <text:p>￥53,665</text:p>
          </table:table-cell>
          <table:table-cell table:style-name="ce17" table:formula="of:=[.D6]*[.G6]" office:value-type="currency" office:currency="JPY" office:value="34888.48962955">
            <text:p>￥34,8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65011627">
            <text:p>0.65011627</text:p>
          </table:table-cell>
          <table:table-cell table:style-name="ce25" table:formula="of:=[.G6]*[.H$7]" office:value-type="float" office:value="0.0325058135">
            <text:p>0.0325</text:p>
          </table:table-cell>
          <table:table-cell table:style-name="ce29" table:formula="of:=[.H6]*[.D6]" office:value-type="currency" office:currency="JPY" office:value="1744.4244814775">
            <text:p>￥1,74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279.3250765875">
            <text:p>￥22,279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131.8691607">
            <text:p>￥96,13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9">
            <text:p>5.9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1273">
            <text:p>101,27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1273">
            <text:p>￥101,27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1273">
            <text:p>101273</text:p>
          </table:table-cell>
          <table:table-cell table:style-name="ce24"/>
          <table:table-cell table:style-name="ce28" table:formula="of:=SUM([.I3:.I6])" office:value-type="currency" office:currency="JPY" office:value="5364.3333713127">
            <text:p>￥5,36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79591">
            <text:p>0.0217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62230">
            <text:p>￥762,230</text:p>
          </table:table-cell>
          <table:table-cell table:style-name="ce17" table:formula="of:=[.D3]*[.G3]" office:value-type="currency" office:currency="JPY" office:value="21949.1064793">
            <text:p>￥21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79591">
            <text:p>0.02879591</text:p>
          </table:table-cell>
          <table:table-cell table:style-name="ce25" table:formula="of:=[.G3]*[.H$1]" office:value-type="float" office:value="0.00169895869">
            <text:p>0.0017</text:p>
          </table:table-cell>
          <table:table-cell table:style-name="ce29" table:formula="of:=[.H3]*[.D3]" office:value-type="currency" office:currency="JPY" office:value="1294.9972822787">
            <text:p>￥1,295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5.6045">
            <text:p>615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488">
            <text:p>￥24.488</text:p>
          </table:table-cell>
          <table:table-cell table:style-name="ce17" table:formula="of:=[.D4]*([.B4]+[.C4])" office:value-type="currency" office:currency="JPY" office:value="19727.642996">
            <text:p>￥19,72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5.6045">
            <text:p>805.6045</text:p>
          </table:table-cell>
          <table:table-cell table:style-name="ce26" table:formula="of:=[.G4]*[.H$1]" office:value-type="float" office:value="47.5306655">
            <text:p>47.5</text:p>
          </table:table-cell>
          <table:table-cell table:style-name="ce29" table:formula="of:=[.H4]*[.D4]" office:value-type="currency" office:currency="JPY" office:value="1163.930936764">
            <text:p>￥1,163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44">
            <text:p>42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3">
            <text:p>￥333.000</text:p>
          </table:table-cell>
          <table:table-cell table:style-name="ce17" table:formula="of:=[.D5]*[.G5]" office:value-type="currency" office:currency="JPY" office:value="20294.352">
            <text:p>￥20,29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0.944">
            <text:p>60.944</text:p>
          </table:table-cell>
          <table:table-cell table:style-name="ce24" table:formula="of:=[.G5]*[.H$1]" office:value-type="float" office:value="3.595696">
            <text:p>4</text:p>
          </table:table-cell>
          <table:table-cell table:style-name="ce29" table:formula="of:=[.H5]*[.D5]" office:value-type="currency" office:currency="JPY" office:value="1197.366768">
            <text:p>￥1,197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48173702">
            <text:p>0.48173702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770">
            <text:p>￥59,770</text:p>
          </table:table-cell>
          <table:table-cell table:style-name="ce17" table:formula="of:=[.D6]*[.G6]" office:value-type="currency" office:currency="JPY" office:value="34160.7676854">
            <text:p>￥34,16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57153702">
            <text:p>0.57153702</text:p>
          </table:table-cell>
          <table:table-cell table:style-name="ce25" table:formula="of:=[.G6]*[.H$7]" office:value-type="float" office:value="0.028576851">
            <text:p>0.0286</text:p>
          </table:table-cell>
          <table:table-cell table:style-name="ce29" table:formula="of:=[.H6]*[.D6]" office:value-type="currency" office:currency="JPY" office:value="1708.03838427">
            <text:p>￥1,708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032.967290175">
            <text:p>￥24,03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37.9915629">
            <text:p>￥93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6">
            <text:p>5.6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087.1375415824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9591">
            <text:p>0.0234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51440">
            <text:p>￥751,440</text:p>
          </table:table-cell>
          <table:table-cell table:style-name="ce17" table:formula="of:=[.D3]*[.G3]" office:value-type="currency" office:currency="JPY" office:value="22915.8466104">
            <text:p>￥22,91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591">
            <text:p>0.03049591</text:p>
          </table:table-cell>
          <table:table-cell table:style-name="ce25" table:formula="of:=[.G3]*[.H$1]" office:value-type="float" office:value="0.00170777096">
            <text:p>0.0017</text:p>
          </table:table-cell>
          <table:table-cell table:style-name="ce29" table:formula="of:=[.H3]*[.D3]" office:value-type="currency" office:currency="JPY" office:value="1283.2874101824">
            <text:p>￥1,28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3.4045">
            <text:p>663.4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125">
            <text:p>￥24.125</text:p>
          </table:table-cell>
          <table:table-cell table:style-name="ce17" table:formula="of:=[.D4]*([.B4]+[.C4])" office:value-type="currency" office:currency="JPY" office:value="20588.3835625">
            <text:p>￥20,58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3.4045">
            <text:p>853.4045</text:p>
          </table:table-cell>
          <table:table-cell table:style-name="ce26" table:formula="of:=[.G4]*[.H$1]" office:value-type="float" office:value="47.790652">
            <text:p>47.8</text:p>
          </table:table-cell>
          <table:table-cell table:style-name="ce29" table:formula="of:=[.H4]*[.D4]" office:value-type="currency" office:currency="JPY" office:value="1152.9494795">
            <text:p>￥1,152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944">
            <text:p>4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1.6">
            <text:p>￥331.600</text:p>
          </table:table-cell>
          <table:table-cell table:style-name="ce17" table:formula="of:=[.D5]*[.G5]" office:value-type="currency" office:currency="JPY" office:value="21535.4304">
            <text:p>￥21,535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944">
            <text:p>64.944</text:p>
          </table:table-cell>
          <table:table-cell table:style-name="ce24" table:formula="of:=[.G5]*[.H$1]" office:value-type="float" office:value="3.636864">
            <text:p>4</text:p>
          </table:table-cell>
          <table:table-cell table:style-name="ce29" table:formula="of:=[.H5]*[.D5]" office:value-type="currency" office:currency="JPY" office:value="1205.9841024">
            <text:p>￥1,20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975243">
            <text:p>0.397524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300">
            <text:p>￥59,300</text:p>
          </table:table-cell>
          <table:table-cell table:style-name="ce17" table:formula="of:=[.D6]*[.G6]" office:value-type="currency" office:currency="JPY" office:value="28898.33099">
            <text:p>￥28,89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873243">
            <text:p>0.4873243</text:p>
          </table:table-cell>
          <table:table-cell table:style-name="ce25" table:formula="of:=[.G6]*[.H$7]" office:value-type="float" office:value="0.024366215">
            <text:p>0.0244</text:p>
          </table:table-cell>
          <table:table-cell table:style-name="ce29" table:formula="of:=[.H6]*[.D6]" office:value-type="currency" office:currency="JPY" office:value="1444.9165495">
            <text:p>￥1,444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4.497890725">
            <text:p>￥23,48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47.993505">
            <text:p>￥97,94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3">
            <text:p>5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114.281757015">
            <text:p>￥5,11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519591">
            <text:p>0.0251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96000">
            <text:p>￥796,000</text:p>
          </table:table-cell>
          <table:table-cell table:style-name="ce17" table:formula="of:=[.D3]*[.G3]" office:value-type="currency" office:currency="JPY" office:value="25627.94436">
            <text:p>￥25,62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19591">
            <text:p>0.03219591</text:p>
          </table:table-cell>
          <table:table-cell table:style-name="ce25" table:formula="of:=[.G3]*[.H$1]" office:value-type="float" office:value="0.00170638323">
            <text:p>0.0017</text:p>
          </table:table-cell>
          <table:table-cell table:style-name="ce29" table:formula="of:=[.H3]*[.D3]" office:value-type="currency" office:currency="JPY" office:value="1358.28105108">
            <text:p>￥1,358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11.2045">
            <text:p>711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5.71">
            <text:p>￥25.710</text:p>
          </table:table-cell>
          <table:table-cell table:style-name="ce17" table:formula="of:=[.D4]*([.B4]+[.C4])" office:value-type="currency" office:currency="JPY" office:value="23169.967695">
            <text:p>￥23,17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901.2045">
            <text:p>901.2045</text:p>
          </table:table-cell>
          <table:table-cell table:style-name="ce26" table:formula="of:=[.G4]*[.H$1]" office:value-type="float" office:value="47.7638385">
            <text:p>47.8</text:p>
          </table:table-cell>
          <table:table-cell table:style-name="ce29" table:formula="of:=[.H4]*[.D4]" office:value-type="currency" office:currency="JPY" office:value="1228.008287835">
            <text:p>￥1,228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944">
            <text:p>50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40.8">
            <text:p>￥340.800</text:p>
          </table:table-cell>
          <table:table-cell table:style-name="ce17" table:formula="of:=[.D5]*[.G5]" office:value-type="currency" office:currency="JPY" office:value="23496.1152">
            <text:p>￥23,4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944">
            <text:p>68.944</text:p>
          </table:table-cell>
          <table:table-cell table:style-name="ce24" table:formula="of:=[.G5]*[.H$1]" office:value-type="float" office:value="3.654032">
            <text:p>4</text:p>
          </table:table-cell>
          <table:table-cell table:style-name="ce29" table:formula="of:=[.H5]*[.D5]" office:value-type="currency" office:currency="JPY" office:value="1245.2941056">
            <text:p>￥1,24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066346">
            <text:p>0.3206634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62500">
            <text:p>￥62,500</text:p>
          </table:table-cell>
          <table:table-cell table:style-name="ce17" table:formula="of:=[.D6]*[.G6]" office:value-type="currency" office:currency="JPY" office:value="25653.96625">
            <text:p>￥25,6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1046346">
            <text:p>0.41046346</text:p>
          </table:table-cell>
          <table:table-cell table:style-name="ce25" table:formula="of:=[.G6]*[.H$7]" office:value-type="float" office:value="0.020523173">
            <text:p>0.0205</text:p>
          </table:table-cell>
          <table:table-cell table:style-name="ce29" table:formula="of:=[.H6]*[.D6]" office:value-type="currency" office:currency="JPY" office:value="1282.6983125">
            <text:p>￥1,282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86.99837625">
            <text:p>￥24,48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86.5872087">
            <text:p>￥104,18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85158">
            <text:p>85,1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158">
            <text:p>￥85,15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158">
            <text:p>85158</text:p>
          </table:table-cell>
          <table:table-cell table:style-name="ce24"/>
          <table:table-cell table:style-name="ce28" table:formula="of:=SUM([.I3:.I6])" office:value-type="currency" office:currency="JPY" office:value="5209.329360435">
            <text:p>￥5,2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504839">
            <text:p>0.0250483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0900">
            <text:p>￥840,900</text:p>
          </table:table-cell>
          <table:table-cell table:style-name="ce17" table:formula="of:=[.D3]*[.G3]" office:value-type="currency" office:currency="JPY" office:value="26949.491151">
            <text:p>￥26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04839">
            <text:p>0.03204839</text:p>
          </table:table-cell>
          <table:table-cell table:style-name="ce25" table:formula="of:=[.G3]*[.H$1]" office:value-type="float" office:value="0.0016024195">
            <text:p>0.0016</text:p>
          </table:table-cell>
          <table:table-cell table:style-name="ce29" table:formula="of:=[.H3]*[.D3]" office:value-type="currency" office:currency="JPY" office:value="1347.47455755">
            <text:p>￥1,347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703.5258">
            <text:p>703.525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8.137">
            <text:p>￥28.137</text:p>
          </table:table-cell>
          <table:table-cell table:style-name="ce17" table:formula="of:=[.D4]*([.B4]+[.C4])" office:value-type="currency" office:currency="JPY" office:value="25141.1354346">
            <text:p>￥25,1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93.5258">
            <text:p>893.5258</text:p>
          </table:table-cell>
          <table:table-cell table:style-name="ce26" table:formula="of:=[.G4]*[.H$1]" office:value-type="float" office:value="44.67629">
            <text:p>44.7</text:p>
          </table:table-cell>
          <table:table-cell table:style-name="ce29" table:formula="of:=[.H4]*[.D4]" office:value-type="currency" office:currency="JPY" office:value="1257.05677173">
            <text:p>￥1,257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50.6801">
            <text:p>50.680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1.2">
            <text:p>￥361.200</text:p>
          </table:table-cell>
          <table:table-cell table:style-name="ce17" table:formula="of:=[.D5]*[.G5]" office:value-type="currency" office:currency="JPY" office:value="24807.25212">
            <text:p>￥24,8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6801">
            <text:p>68.6801</text:p>
          </table:table-cell>
          <table:table-cell table:style-name="ce24" table:formula="of:=[.G5]*[.H$1]" office:value-type="float" office:value="3.434005">
            <text:p>3</text:p>
          </table:table-cell>
          <table:table-cell table:style-name="ce29" table:formula="of:=[.H5]*[.D5]" office:value-type="currency" office:currency="JPY" office:value="1240.362606">
            <text:p>￥1,2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1894418">
            <text:p>0.3189441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95">
            <text:p>￥66,795</text:p>
          </table:table-cell>
          <table:table-cell table:style-name="ce17" table:formula="of:=[.D6]*[.G6]" office:value-type="currency" office:currency="JPY" office:value="27288.7085031">
            <text:p>￥27,28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854418">
            <text:p>0.40854418</text:p>
          </table:table-cell>
          <table:table-cell table:style-name="ce25" table:formula="of:=[.G6]*[.H$7]" office:value-type="float" office:value="0.020427209">
            <text:p>0.0204</text:p>
          </table:table-cell>
          <table:table-cell table:style-name="ce29" table:formula="of:=[.H6]*[.D6]" office:value-type="currency" office:currency="JPY" office:value="1364.435425155">
            <text:p>￥1,36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046.646802175">
            <text:p>￥26,04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592.0344034">
            <text:p>￥103,5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9537">
            <text:p>79,53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9537">
            <text:p>￥79,53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9537">
            <text:p>79537</text:p>
          </table:table-cell>
          <table:table-cell table:style-name="ce24"/>
          <table:table-cell table:style-name="ce28" table:formula="of:=SUM([.I3:.I6])" office:value-type="currency" office:currency="JPY" office:value="5179.60172017">
            <text:p>￥5,18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491567">
            <text:p>0.02491567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7064.48816">
            <text:p>￥27,06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91567">
            <text:p>0.03191567</text:p>
          </table:table-cell>
          <table:table-cell table:style-name="ce25" table:formula="of:=[.G3]*[.H$1]" office:value-type="float" office:value="0.0015957835">
            <text:p>0.0016</text:p>
          </table:table-cell>
          <table:table-cell table:style-name="ce29" table:formula="of:=[.H3]*[.D3]" office:value-type="currency" office:currency="JPY" office:value="1353.224408">
            <text:p>￥1,353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95.4496">
            <text:p>695.4496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839.1902272">
            <text:p>￥25,8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85.4496">
            <text:p>885.4496</text:p>
          </table:table-cell>
          <table:table-cell table:style-name="ce26" table:formula="of:=[.G4]*[.H$1]" office:value-type="float" office:value="44.27248">
            <text:p>44.3</text:p>
          </table:table-cell>
          <table:table-cell table:style-name="ce29" table:formula="of:=[.H4]*[.D4]" office:value-type="currency" office:currency="JPY" office:value="1291.95951136">
            <text:p>￥1,29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6.456">
            <text:p>46.456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3545.7768">
            <text:p>￥23,5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456">
            <text:p>64.456</text:p>
          </table:table-cell>
          <table:table-cell table:style-name="ce24" table:formula="of:=[.G5]*[.H$1]" office:value-type="float" office:value="3.2228">
            <text:p>3</text:p>
          </table:table-cell>
          <table:table-cell table:style-name="ce29" table:formula="of:=[.H5]*[.D5]" office:value-type="currency" office:currency="JPY" office:value="1177.28884">
            <text:p>￥1,177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table:formula="of:=0.33867422-0.0214" office:value-type="float" office:value="0.31727422">
            <text:p>0.31727422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142.5792162">
            <text:p>￥27,1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687422">
            <text:p>0.40687422</text:p>
          </table:table-cell>
          <table:table-cell table:style-name="ce25" table:formula="of:=[.G6]*[.H$7]" office:value-type="float" office:value="0.020343711">
            <text:p>0.0203</text:p>
          </table:table-cell>
          <table:table-cell table:style-name="ce29" table:formula="of:=[.H6]*[.D6]" office:value-type="currency" office:currency="JPY" office:value="1357.12896081">
            <text:p>￥1,357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5898.00860085">
            <text:p>￥25,898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66.9686428">
            <text:p>￥104,16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4336">
            <text:p>74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336">
            <text:p>￥74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336">
            <text:p>74336</text:p>
          </table:table-cell>
          <table:table-cell table:style-name="ce24"/>
          <table:table-cell table:style-name="ce28" table:formula="of:=SUM([.I3:.I6])" office:value-type="currency" office:currency="JPY" office:value="5208.34843214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479043">
            <text:p>0.02479043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6958.28464">
            <text:p>￥26,9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79043">
            <text:p>0.03179043</text:p>
          </table:table-cell>
          <table:table-cell table:style-name="ce25" table:formula="of:=[.G3]*[.H$1]" office:value-type="float" office:value="0.0015895215">
            <text:p>0.0016</text:p>
          </table:table-cell>
          <table:table-cell table:style-name="ce29" table:formula="of:=[.H3]*[.D3]" office:value-type="currency" office:currency="JPY" office:value="1347.914232">
            <text:p>￥1,347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87.5231">
            <text:p>687.5231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607.8791042">
            <text:p>￥25,60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77.5231">
            <text:p>877.5231</text:p>
          </table:table-cell>
          <table:table-cell table:style-name="ce26" table:formula="of:=[.G4]*[.H$1]" office:value-type="float" office:value="43.876155">
            <text:p>43.9</text:p>
          </table:table-cell>
          <table:table-cell table:style-name="ce29" table:formula="of:=[.H4]*[.D4]" office:value-type="currency" office:currency="JPY" office:value="1280.39395521">
            <text:p>￥1,280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9.2282">
            <text:p>49.2282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4558.46146">
            <text:p>￥24,55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2282">
            <text:p>67.2282</text:p>
          </table:table-cell>
          <table:table-cell table:style-name="ce24" table:formula="of:=[.G5]*[.H$1]" office:value-type="float" office:value="3.36141">
            <text:p>3</text:p>
          </table:table-cell>
          <table:table-cell table:style-name="ce29" table:formula="of:=[.H5]*[.D5]" office:value-type="currency" office:currency="JPY" office:value="1227.923073">
            <text:p>￥1,227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1577166">
            <text:p>0.31577166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042.3434386">
            <text:p>￥27,0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537166">
            <text:p>0.40537166</text:p>
          </table:table-cell>
          <table:table-cell table:style-name="ce25" table:formula="of:=[.G6]*[.H$7]" office:value-type="float" office:value="0.020268583">
            <text:p>0.0203</text:p>
          </table:table-cell>
          <table:table-cell table:style-name="ce29" table:formula="of:=[.H6]*[.D6]" office:value-type="currency" office:currency="JPY" office:value="1352.11717193">
            <text:p>￥1,35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041.7421607">
            <text:p>￥26,04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740.1553222">
            <text:p>￥101,74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8671">
            <text:p>68,6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8671">
            <text:p>￥68,6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8671">
            <text:p>68671</text:p>
          </table:table-cell>
          <table:table-cell table:style-name="ce24"/>
          <table:table-cell table:style-name="ce28" table:formula="of:=SUM([.I3:.I6])" office:value-type="currency" office:currency="JPY" office:value="5087.00776611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64036">
            <text:p>0.02464036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39000">
            <text:p>￥839,000</text:p>
          </table:table-cell>
          <table:table-cell table:style-name="ce17" table:formula="of:=[.D3]*[.G3]" office:value-type="currency" office:currency="JPY" office:value="26546.26204">
            <text:p>￥26,54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64036">
            <text:p>0.03164036</text:p>
          </table:table-cell>
          <table:table-cell table:style-name="ce25" table:formula="of:=[.G3]*[.H$1]" office:value-type="float" office:value="0.001582018">
            <text:p>0.0016</text:p>
          </table:table-cell>
          <table:table-cell table:style-name="ce29" table:formula="of:=[.H3]*[.D3]" office:value-type="currency" office:currency="JPY" office:value="1327.313102">
            <text:p>￥1,327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77.8128">
            <text:p>677.812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7.649">
            <text:p>￥27.649</text:p>
          </table:table-cell>
          <table:table-cell table:style-name="ce17" table:formula="of:=[.D4]*([.B4]+[.C4])" office:value-type="currency" office:currency="JPY" office:value="23994.1561072">
            <text:p>￥23,99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67.8128">
            <text:p>867.8128</text:p>
          </table:table-cell>
          <table:table-cell table:style-name="ce26" table:formula="of:=[.G4]*[.H$1]" office:value-type="float" office:value="43.39064">
            <text:p>43.4</text:p>
          </table:table-cell>
          <table:table-cell table:style-name="ce29" table:formula="of:=[.H4]*[.D4]" office:value-type="currency" office:currency="JPY" office:value="1199.70780536">
            <text:p>￥1,199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0151">
            <text:p>49.015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.2">
            <text:p>￥363.200</text:p>
          </table:table-cell>
          <table:table-cell table:style-name="ce17" table:formula="of:=[.D5]*[.G5]" office:value-type="currency" office:currency="JPY" office:value="24339.88432">
            <text:p>￥24,3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0151">
            <text:p>67.0151</text:p>
          </table:table-cell>
          <table:table-cell table:style-name="ce24" table:formula="of:=[.G5]*[.H$1]" office:value-type="float" office:value="3.350755">
            <text:p>3</text:p>
          </table:table-cell>
          <table:table-cell table:style-name="ce29" table:formula="of:=[.H5]*[.D5]" office:value-type="currency" office:currency="JPY" office:value="1216.994216">
            <text:p>￥1,217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40041">
            <text:p>0.3140041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550">
            <text:p>￥66,550</text:p>
          </table:table-cell>
          <table:table-cell table:style-name="ce17" table:formula="of:=[.D6]*[.G6]" office:value-type="currency" office:currency="JPY" office:value="26859.852855">
            <text:p>￥26,86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36041">
            <text:p>0.4036041</text:p>
          </table:table-cell>
          <table:table-cell table:style-name="ce25" table:formula="of:=[.G6]*[.H$7]" office:value-type="float" office:value="0.020180205">
            <text:p>0.0202</text:p>
          </table:table-cell>
          <table:table-cell table:style-name="ce29" table:formula="of:=[.H6]*[.D6]" office:value-type="currency" office:currency="JPY" office:value="1342.99264275">
            <text:p>￥1,34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35.03883055">
            <text:p>￥25,43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145.991805">
            <text:p>￥99,1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95">
            <text:p>9.5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125">
            <text:p>63,12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3125">
            <text:p>￥63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125">
            <text:p>63125</text:p>
          </table:table-cell>
          <table:table-cell table:style-name="ce24"/>
          <table:table-cell table:style-name="ce28" table:formula="of:=SUM([.I3:.I6])" office:value-type="currency" office:currency="JPY" office:value="9418.869221475">
            <text:p>￥9,41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4659">
            <text:p>0.024465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19655">
            <text:p>￥819,655</text:p>
          </table:table-cell>
          <table:table-cell table:style-name="ce17" table:formula="of:=[.D3]*[.G3]" office:value-type="currency" office:currency="JPY" office:value="25791.1822645">
            <text:p>￥25,7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4659">
            <text:p>0.0314659</text:p>
          </table:table-cell>
          <table:table-cell table:style-name="ce25" table:formula="of:=[.G3]*[.H$1]" office:value-type="float" office:value="0.0029892605">
            <text:p>0.0030</text:p>
          </table:table-cell>
          <table:table-cell table:style-name="ce29" table:formula="of:=[.H3]*[.D3]" office:value-type="currency" office:currency="JPY" office:value="2450.1623151275">
            <text:p>￥2,450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7.3755">
            <text:p>667.375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6.699">
            <text:p>￥26.699</text:p>
          </table:table-cell>
          <table:table-cell table:style-name="ce17" table:formula="of:=[.D4]*([.B4]+[.C4])" office:value-type="currency" office:currency="JPY" office:value="22891.0684745">
            <text:p>￥22,8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7.3755">
            <text:p>857.3755</text:p>
          </table:table-cell>
          <table:table-cell table:style-name="ce26" table:formula="of:=[.G4]*[.H$1]" office:value-type="float" office:value="81.4506725">
            <text:p>81.5</text:p>
          </table:table-cell>
          <table:table-cell table:style-name="ce29" table:formula="of:=[.H4]*[.D4]" office:value-type="currency" office:currency="JPY" office:value="2174.6515050775">
            <text:p>￥2,174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8.8128">
            <text:p>48.8128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">
            <text:p>￥363.000</text:p>
          </table:table-cell>
          <table:table-cell table:style-name="ce17" table:formula="of:=[.D5]*[.G5]" office:value-type="currency" office:currency="JPY" office:value="24253.0464">
            <text:p>￥24,25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8128">
            <text:p>66.8128</text:p>
          </table:table-cell>
          <table:table-cell table:style-name="ce24" table:formula="of:=[.G5]*[.H$1]" office:value-type="float" office:value="6.347216">
            <text:p>6</text:p>
          </table:table-cell>
          <table:table-cell table:style-name="ce29" table:formula="of:=[.H5]*[.D5]" office:value-type="currency" office:currency="JPY" office:value="2304.039408">
            <text:p>￥2,304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163528">
            <text:p>0.3116352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5325">
            <text:p>￥65,325</text:p>
          </table:table-cell>
          <table:table-cell table:style-name="ce17" table:formula="of:=[.D6]*[.G6]" office:value-type="currency" office:currency="JPY" office:value="26210.694666">
            <text:p>￥26,2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123528">
            <text:p>0.40123528</text:p>
          </table:table-cell>
          <table:table-cell table:style-name="ce25" table:formula="of:=[.G6]*[.H$7]" office:value-type="float" office:value="0.0381173516">
            <text:p>0.0381</text:p>
          </table:table-cell>
          <table:table-cell table:style-name="ce29" table:formula="of:=[.H6]*[.D6]" office:value-type="currency" office:currency="JPY" office:value="2490.01599327">
            <text:p>￥2,490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786.49795125">
            <text:p>￥24,786</text:p>
          </table:table-cell>
          <table:table-cell table:style-name="ce20"/>
          <table:table-cell table:style-name="ce22"/>
          <table:table-cell table:style-name="ce27" office:value-type="percentage" office:value="0.095">
            <text:p>9.5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10.99445975">
            <text:p>￥102,41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764">
            <text:p>52,76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764">
            <text:p>￥52,7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764">
            <text:p>52764</text:p>
          </table:table-cell>
          <table:table-cell table:style-name="ce24"/>
          <table:table-cell table:style-name="ce28" table:formula="of:=SUM([.I3:.I6])" office:value-type="currency" office:currency="JPY" office:value="5120.5497229875">
            <text:p>￥5,12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07605">
            <text:p>0.02407605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2395">
            <text:p>￥842,395</text:p>
          </table:table-cell>
          <table:table-cell table:style-name="ce17" table:formula="of:=[.D3]*[.G3]" office:value-type="currency" office:currency="JPY" office:value="26178.30913975">
            <text:p>￥26,17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07605">
            <text:p>0.03107605</text:p>
          </table:table-cell>
          <table:table-cell table:style-name="ce25" table:formula="of:=[.G3]*[.H$1]" office:value-type="float" office:value="0.0015538025">
            <text:p>0.0016</text:p>
          </table:table-cell>
          <table:table-cell table:style-name="ce29" table:formula="of:=[.H3]*[.D3]" office:value-type="currency" office:currency="JPY" office:value="1308.9154569875">
            <text:p>￥1,308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4344">
            <text:p>651.4344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57">
            <text:p>￥29.570</text:p>
          </table:table-cell>
          <table:table-cell table:style-name="ce17" table:formula="of:=[.D4]*([.B4]+[.C4])" office:value-type="currency" office:currency="JPY" office:value="24881.215208">
            <text:p>￥24,88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41.4344">
            <text:p>841.4344</text:p>
          </table:table-cell>
          <table:table-cell table:style-name="ce26" table:formula="of:=[.G4]*[.H$1]" office:value-type="float" office:value="42.07172">
            <text:p>42.1</text:p>
          </table:table-cell>
          <table:table-cell table:style-name="ce29" table:formula="of:=[.H4]*[.D4]" office:value-type="currency" office:currency="JPY" office:value="1244.0607604">
            <text:p>￥1,24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5431">
            <text:p>47.543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75.3">
            <text:p>￥375.300</text:p>
          </table:table-cell>
          <table:table-cell table:style-name="ce17" table:formula="of:=[.D5]*[.G5]" office:value-type="currency" office:currency="JPY" office:value="24598.32543">
            <text:p>￥24,5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5.5431">
            <text:p>65.5431</text:p>
          </table:table-cell>
          <table:table-cell table:style-name="ce24" table:formula="of:=[.G5]*[.H$1]" office:value-type="float" office:value="3.277155">
            <text:p>3</text:p>
          </table:table-cell>
          <table:table-cell table:style-name="ce29" table:formula="of:=[.H5]*[.D5]" office:value-type="currency" office:currency="JPY" office:value="1229.9162715">
            <text:p>￥1,229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33093">
            <text:p>0.30733093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7400">
            <text:p>￥67,400</text:p>
          </table:table-cell>
          <table:table-cell table:style-name="ce17" table:formula="of:=[.D6]*[.G6]" office:value-type="currency" office:currency="JPY" office:value="26753.144682">
            <text:p>￥26,7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693093">
            <text:p>0.39693093</text:p>
          </table:table-cell>
          <table:table-cell table:style-name="ce25" table:formula="of:=[.G6]*[.H$7]" office:value-type="float" office:value="0.0198465465">
            <text:p>0.0198</text:p>
          </table:table-cell>
          <table:table-cell table:style-name="ce29" table:formula="of:=[.H6]*[.D6]" office:value-type="currency" office:currency="JPY" office:value="1337.6572341">
            <text:p>￥1,337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02.7486149375">
            <text:p>￥25,60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745.181837">
            <text:p>￥96,74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594">
            <text:p>42,59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2594">
            <text:p>￥42,59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594">
            <text:p>42594</text:p>
          </table:table-cell>
          <table:table-cell table:style-name="ce24"/>
          <table:table-cell table:style-name="ce28" table:formula="of:=SUM([.I3:.I6])" office:value-type="currency" office:currency="JPY" office:value="4837.25909185">
            <text:p>￥4,83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79865">
            <text:p>0.0237986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7560">
            <text:p>￥827,560</text:p>
          </table:table-cell>
          <table:table-cell table:style-name="ce17" table:formula="of:=[.D3]*[.G3]" office:value-type="currency" office:currency="JPY" office:value="25239.462794">
            <text:p>￥25,2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865">
            <text:p>0.03049865</text:p>
          </table:table-cell>
          <table:table-cell table:style-name="ce25" table:formula="of:=[.G3]*[.H$1]" office:value-type="float" office:value="0.0015249325">
            <text:p>0.0015</text:p>
          </table:table-cell>
          <table:table-cell table:style-name="ce29" table:formula="of:=[.H3]*[.D3]" office:value-type="currency" office:currency="JPY" office:value="1261.9731397">
            <text:p>￥1,262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3.6801">
            <text:p>633.680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7">
            <text:p>￥28.270</text:p>
          </table:table-cell>
          <table:table-cell table:style-name="ce17" table:formula="of:=[.D4]*([.B4]+[.C4])" office:value-type="currency" office:currency="JPY" office:value="23081.892427">
            <text:p>￥23,08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16.4801">
            <text:p>816.4801</text:p>
          </table:table-cell>
          <table:table-cell table:style-name="ce26" table:formula="of:=[.G4]*[.H$1]" office:value-type="float" office:value="40.824005">
            <text:p>40.8</text:p>
          </table:table-cell>
          <table:table-cell table:style-name="ce29" table:formula="of:=[.H4]*[.D4]" office:value-type="currency" office:currency="JPY" office:value="1154.09462135">
            <text:p>￥1,15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3.1574">
            <text:p>53.15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9">
            <text:p>￥369.000</text:p>
          </table:table-cell>
          <table:table-cell table:style-name="ce17" table:formula="of:=[.D5]*[.G5]" office:value-type="currency" office:currency="JPY" office:value="23305.0806">
            <text:p>￥23,30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3.1574">
            <text:p>63.1574</text:p>
          </table:table-cell>
          <table:table-cell table:style-name="ce24" table:formula="of:=[.G5]*[.H$1]" office:value-type="float" office:value="3.15787">
            <text:p>3</text:p>
          </table:table-cell>
          <table:table-cell table:style-name="ce29" table:formula="of:=[.H5]*[.D5]" office:value-type="currency" office:currency="JPY" office:value="1165.25403">
            <text:p>￥1,16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14264">
            <text:p>0.3071426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4400">
            <text:p>￥64,400</text:p>
          </table:table-cell>
          <table:table-cell table:style-name="ce17" table:formula="of:=[.D6]*[.G6]" office:value-type="currency" office:currency="JPY" office:value="25118.746016">
            <text:p>￥25,11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004264">
            <text:p>0.39004264</text:p>
          </table:table-cell>
          <table:table-cell table:style-name="ce25" table:formula="of:=[.G6]*[.H$7]" office:value-type="float" office:value="0.019502132">
            <text:p>0.0195</text:p>
          </table:table-cell>
          <table:table-cell table:style-name="ce29" table:formula="of:=[.H6]*[.D6]" office:value-type="currency" office:currency="JPY" office:value="1255.9373008">
            <text:p>￥1,255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186.29545925">
            <text:p>￥24,186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07.1710573">
            <text:p>￥93,4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7641">
            <text:p>37,6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7641">
            <text:p>￥37,6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641">
            <text:p>37641</text:p>
          </table:table-cell>
          <table:table-cell table:style-name="ce24"/>
          <table:table-cell table:style-name="ce28" table:formula="of:=SUM([.I3:.I6])" office:value-type="currency" office:currency="JPY" office:value="4670.358552865">
            <text:p>￥4,67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7498">
            <text:p>0.0234749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4845">
            <text:p>￥824,845</text:p>
          </table:table-cell>
          <table:table-cell table:style-name="ce17" table:formula="of:=[.D3]*[.G3]" office:value-type="currency" office:currency="JPY" office:value="24889.6813781">
            <text:p>￥24,8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17498">
            <text:p>0.03017498</text:p>
          </table:table-cell>
          <table:table-cell table:style-name="ce25" table:formula="of:=[.G3]*[.H$1]" office:value-type="float" office:value="0.001508749">
            <text:p>0.0015</text:p>
          </table:table-cell>
          <table:table-cell table:style-name="ce29" table:formula="of:=[.H3]*[.D3]" office:value-type="currency" office:currency="JPY" office:value="1244.484068905">
            <text:p>￥1,244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7.798">
            <text:p>617.79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75">
            <text:p>￥26.750</text:p>
          </table:table-cell>
          <table:table-cell table:style-name="ce17" table:formula="of:=[.D4]*([.B4]+[.C4])" office:value-type="currency" office:currency="JPY" office:value="21415.9965">
            <text:p>￥21,4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0.598">
            <text:p>800.598</text:p>
          </table:table-cell>
          <table:table-cell table:style-name="ce26" table:formula="of:=[.G4]*[.H$1]" office:value-type="float" office:value="40.0299">
            <text:p>40.0</text:p>
          </table:table-cell>
          <table:table-cell table:style-name="ce29" table:formula="of:=[.H4]*[.D4]" office:value-type="currency" office:currency="JPY" office:value="1070.799825">
            <text:p>￥1,070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1.929">
            <text:p>51.9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7.1">
            <text:p>￥367.100</text:p>
          </table:table-cell>
          <table:table-cell table:style-name="ce17" table:formula="of:=[.D5]*[.G5]" office:value-type="currency" office:currency="JPY" office:value="22734.1359">
            <text:p>￥22,7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1.929">
            <text:p>61.929</text:p>
          </table:table-cell>
          <table:table-cell table:style-name="ce24" table:formula="of:=[.G5]*[.H$1]" office:value-type="float" office:value="3.09645">
            <text:p>3</text:p>
          </table:table-cell>
          <table:table-cell table:style-name="ce29" table:formula="of:=[.H5]*[.D5]" office:value-type="currency" office:currency="JPY" office:value="1136.706795">
            <text:p>￥1,136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41558">
            <text:p>0.3024155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240">
            <text:p>￥63,240</text:p>
          </table:table-cell>
          <table:table-cell table:style-name="ce17" table:formula="of:=[.D6]*[.G6]" office:value-type="currency" office:currency="JPY" office:value="24367.3572792">
            <text:p>￥24,3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531558">
            <text:p>0.38531558</text:p>
          </table:table-cell>
          <table:table-cell table:style-name="ce25" table:formula="of:=[.G6]*[.H$7]" office:value-type="float" office:value="0.019265779">
            <text:p>0.0193</text:p>
          </table:table-cell>
          <table:table-cell table:style-name="ce29" table:formula="of:=[.H6]*[.D6]" office:value-type="currency" office:currency="JPY" office:value="1218.36786396">
            <text:p>￥1,218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51.792764325">
            <text:p>￥23,35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781.3126675">
            <text:p>￥91,78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4"/>
          <table:table-cell table:style-name="ce28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17835">
            <text:p>0.023178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0770">
            <text:p>￥820,770</text:p>
          </table:table-cell>
          <table:table-cell table:style-name="ce17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5" table:formula="of:=[.G3]*[.H$1]" office:value-type="float" office:value="0.0014939175">
            <text:p>0.0015</text:p>
          </table:table-cell>
          <table:table-cell table:style-name="ce29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00.7808">
            <text:p>600.780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88">
            <text:p>￥26.880</text:p>
          </table:table-cell>
          <table:table-cell table:style-name="ce17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6" table:formula="of:=[.G4]*[.H$1]" office:value-type="float" office:value="39.17904">
            <text:p>39.2</text:p>
          </table:table-cell>
          <table:table-cell table:style-name="ce29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7664">
            <text:p>50.76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7">
            <text:p>￥370.700</text:p>
          </table:table-cell>
          <table:table-cell table:style-name="ce17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4" table:formula="of:=[.G5]*[.H$1]" office:value-type="float" office:value="3.03832">
            <text:p>3</text:p>
          </table:table-cell>
          <table:table-cell table:style-name="ce29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94156">
            <text:p>0.2979415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150">
            <text:p>￥62,150</text:p>
          </table:table-cell>
          <table:table-cell table:style-name="ce17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5" table:formula="of:=[.G6]*[.H$7]" office:value-type="float" office:value="0.019042078">
            <text:p>0.0190</text:p>
          </table:table-cell>
          <table:table-cell table:style-name="ce29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45.328166875">
            <text:p>￥22,94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5" table:formula="of:=[.G3]*[.H$1]" office:value-type="float" office:value="0.0015496005">
            <text:p>0.0015</text:p>
          </table:table-cell>
          <table:table-cell table:style-name="ce29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6" table:formula="of:=[.G4]*[.H$1]" office:value-type="float" office:value="40.198155">
            <text:p>40.2</text:p>
          </table:table-cell>
          <table:table-cell table:style-name="ce29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4" table:formula="of:=[.G5]*[.H$1]" office:value-type="float" office:value="3.132225">
            <text:p>3</text:p>
          </table:table-cell>
          <table:table-cell table:style-name="ce29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5" table:formula="of:=[.G6]*[.H$1]" office:value-type="float" office:value="0.019679649">
            <text:p>0.0197</text:p>
          </table:table-cell>
          <table:table-cell table:style-name="ce29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2"/>
          <table:table-cell office:value-type="string">
            <text:p>29日注文通らず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5" table:formula="of:=[.G3]*[.H$1]" office:value-type="float" office:value="0.0014541835">
            <text:p>0.0015</text:p>
          </table:table-cell>
          <table:table-cell table:style-name="ce29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6" table:formula="of:=[.G4]*[.H$1]" office:value-type="float" office:value="37.46182">
            <text:p>37.5</text:p>
          </table:table-cell>
          <table:table-cell table:style-name="ce29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4" table:formula="of:=[.G5]*[.H$1]" office:value-type="float" office:value="2.97674">
            <text:p>3</text:p>
          </table:table-cell>
          <table:table-cell table:style-name="ce29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5" table:formula="of:=[.G6]*[.H$1]" office:value-type="float" office:value="0.018458545">
            <text:p>0.0185</text:p>
          </table:table-cell>
          <table:table-cell table:style-name="ce29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4"/>
          <table:table-cell table:style-name="ce28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5" table:formula="of:=[.G3]*[.H$1]" office:value-type="float" office:value="0.00143317">
            <text:p>0.0014</text:p>
          </table:table-cell>
          <table:table-cell table:style-name="ce29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6" table:formula="of:=[.G4]*[.H$1]" office:value-type="float" office:value="36.721915">
            <text:p>36.7</text:p>
          </table:table-cell>
          <table:table-cell table:style-name="ce29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4" table:formula="of:=[.G5]*[.H$1]" office:value-type="float" office:value="2.86953">
            <text:p>3</text:p>
          </table:table-cell>
          <table:table-cell table:style-name="ce29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5" table:formula="of:=[.G6]*[.H$1]" office:value-type="float" office:value="0.018235989">
            <text:p>0.0182</text:p>
          </table:table-cell>
          <table:table-cell table:style-name="ce29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4"/>
          <table:table-cell table:style-name="ce28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5" table:formula="of:=[.G3]*[.H$1]" office:value-type="float" office:value="0.0014889035">
            <text:p>0.0015</text:p>
          </table:table-cell>
          <table:table-cell table:style-name="ce29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6" table:formula="of:=[.G4]*[.H$1]" office:value-type="float" office:value="35.992645">
            <text:p>36.0</text:p>
          </table:table-cell>
          <table:table-cell table:style-name="ce29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4" table:formula="of:=[.G5]*[.H$1]" office:value-type="float" office:value="2.860775">
            <text:p>3</text:p>
          </table:table-cell>
          <table:table-cell table:style-name="ce29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5" table:formula="of:=[.G6]*[.H$1]" office:value-type="float" office:value="0.0180008065">
            <text:p>0.0180</text:p>
          </table:table-cell>
          <table:table-cell table:style-name="ce29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4"/>
          <table:table-cell table:style-name="ce28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5" table:formula="of:=[.G3]*[.H$1]" office:value-type="float" office:value="0.001395975">
            <text:p>0.0014</text:p>
          </table:table-cell>
          <table:table-cell table:style-name="ce29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6" table:formula="of:=[.G4]*[.H$1]" office:value-type="float" office:value="35.299705">
            <text:p>35.3</text:p>
          </table:table-cell>
          <table:table-cell table:style-name="ce29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4" table:formula="of:=[.G5]*[.H$1]" office:value-type="float" office:value="2.805785">
            <text:p>3</text:p>
          </table:table-cell>
          <table:table-cell table:style-name="ce29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5" table:formula="of:=[.G6]*[.H$1]" office:value-type="float" office:value="0.0177785905">
            <text:p>0.0178</text:p>
          </table:table-cell>
          <table:table-cell table:style-name="ce29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4"/>
          <table:table-cell table:style-name="ce28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5" table:formula="of:=[.G3]*[.H$1]" office:value-type="float" office:value="0.001378679">
            <text:p>0.0014</text:p>
          </table:table-cell>
          <table:table-cell table:style-name="ce29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6" table:formula="of:=[.G4]*[.H$1]" office:value-type="float" office:value="34.527745">
            <text:p>34.5</text:p>
          </table:table-cell>
          <table:table-cell table:style-name="ce29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4" table:formula="of:=[.G5]*[.H$1]" office:value-type="float" office:value="2.74837">
            <text:p>3</text:p>
          </table:table-cell>
          <table:table-cell table:style-name="ce29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5" table:formula="of:=[.G6]*[.H$1]" office:value-type="float" office:value="0.017531015">
            <text:p>0.0175</text:p>
          </table:table-cell>
          <table:table-cell table:style-name="ce29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4"/>
          <table:table-cell table:style-name="ce28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5" table:formula="of:=[.G3]*[.H$1]" office:value-type="float" office:value="0.0013665705">
            <text:p>0.0014</text:p>
          </table:table-cell>
          <table:table-cell table:style-name="ce29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6" table:formula="of:=[.G4]*[.H$1]" office:value-type="float" office:value="33.903755">
            <text:p>33.9</text:p>
          </table:table-cell>
          <table:table-cell table:style-name="ce29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4" table:formula="of:=[.G5]*[.H$1]" office:value-type="float" office:value="2.69402">
            <text:p>3</text:p>
          </table:table-cell>
          <table:table-cell table:style-name="ce29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5" table:formula="of:=[.G6]*[.H$1]" office:value-type="float" office:value="0.0173778075">
            <text:p>0.0174</text:p>
          </table:table-cell>
          <table:table-cell table:style-name="ce29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4"/>
          <table:table-cell table:style-name="ce28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5" table:formula="of:=[.G3]*[.H$1]" office:value-type="float" office:value="0.0013532205">
            <text:p>0.0014</text:p>
          </table:table-cell>
          <table:table-cell table:style-name="ce29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6" table:formula="of:=[.G4]*[.H$1]" office:value-type="float" office:value="38.441455">
            <text:p>38.4</text:p>
          </table:table-cell>
          <table:table-cell table:style-name="ce29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4" table:formula="of:=[.G5]*[.H$1]" office:value-type="float" office:value="2.648635">
            <text:p>3</text:p>
          </table:table-cell>
          <table:table-cell table:style-name="ce29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5" table:formula="of:=[.G6]*[.H$1]" office:value-type="float" office:value="0.017296038">
            <text:p>0.0173</text:p>
          </table:table-cell>
          <table:table-cell table:style-name="ce29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4"/>
          <table:table-cell table:style-name="ce28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5" table:formula="of:=[.G3]*[.H$1]" office:value-type="float" office:value="0.0013409955">
            <text:p>0.0013</text:p>
          </table:table-cell>
          <table:table-cell table:style-name="ce29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6" table:formula="of:=[.G4]*[.H$1]" office:value-type="float" office:value="33.026475">
            <text:p>33.0</text:p>
          </table:table-cell>
          <table:table-cell table:style-name="ce29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4" table:formula="of:=[.G5]*[.H$1]" office:value-type="float" office:value="2.608495">
            <text:p>3</text:p>
          </table:table-cell>
          <table:table-cell table:style-name="ce29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5" table:formula="of:=[.G6]*[.H$1]" office:value-type="float" office:value="0.0172323255">
            <text:p>0.0172</text:p>
          </table:table-cell>
          <table:table-cell table:style-name="ce29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4"/>
          <table:table-cell table:style-name="ce28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5" table:formula="of:=[.G3]*[.H$1]" office:value-type="float" office:value="0.001396047">
            <text:p>0.0014</text:p>
          </table:table-cell>
          <table:table-cell table:style-name="ce29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6" table:formula="of:=[.G4]*[.H$1]" office:value-type="float" office:value="34.202665">
            <text:p>34.2</text:p>
          </table:table-cell>
          <table:table-cell table:style-name="ce29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4" table:formula="of:=[.G5]*[.H$1]" office:value-type="float" office:value="2.565325">
            <text:p>3</text:p>
          </table:table-cell>
          <table:table-cell table:style-name="ce29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5" table:formula="of:=[.G6]*[.H$1]" office:value-type="float" office:value="0.0171365655">
            <text:p>0.0171</text:p>
          </table:table-cell>
          <table:table-cell table:style-name="ce29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4"/>
          <table:table-cell table:style-name="ce28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5" table:formula="of:=[.G3]*[.H$1]" office:value-type="float" office:value="0.0013112795">
            <text:p>0.0013</text:p>
          </table:table-cell>
          <table:table-cell table:style-name="ce29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6" table:formula="of:=[.G4]*[.H$1]" office:value-type="float" office:value="31.968115">
            <text:p>32.0</text:p>
          </table:table-cell>
          <table:table-cell table:style-name="ce29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4" table:formula="of:=[.G5]*[.H$1]" office:value-type="float" office:value="2.528225">
            <text:p>3</text:p>
          </table:table-cell>
          <table:table-cell table:style-name="ce29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5" table:formula="of:=[.G6]*[.H$1]" office:value-type="float" office:value="0.0170318185">
            <text:p>0.0170</text:p>
          </table:table-cell>
          <table:table-cell table:style-name="ce29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4"/>
          <table:table-cell table:style-name="ce28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5" table:formula="of:=[.G3]*[.H$1]" office:value-type="float" office:value="0.0014292575">
            <text:p>0.0014</text:p>
          </table:table-cell>
          <table:table-cell table:style-name="ce29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6" table:formula="of:=[.G4]*[.H$1]" office:value-type="float" office:value="34.618155">
            <text:p>34.6</text:p>
          </table:table-cell>
          <table:table-cell table:style-name="ce29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4" table:formula="of:=[.G5]*[.H$1]" office:value-type="float" office:value="3.32369">
            <text:p>3</text:p>
          </table:table-cell>
          <table:table-cell table:style-name="ce29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5" table:formula="of:=[.G6]*[.H$1]" office:value-type="float" office:value="0.018661637">
            <text:p>0.0187</text:p>
          </table:table-cell>
          <table:table-cell table:style-name="ce29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4"/>
          <table:table-cell table:style-name="ce28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5" table:formula="of:=[.G3]*[.H$1]" office:value-type="float" office:value="0.001415279">
            <text:p>0.0014</text:p>
          </table:table-cell>
          <table:table-cell table:style-name="ce29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6" table:formula="of:=[.G4]*[.H$1]" office:value-type="float" office:value="32.463035">
            <text:p>32.5</text:p>
          </table:table-cell>
          <table:table-cell table:style-name="ce29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4" table:formula="of:=[.G5]*[.H$1]" office:value-type="float" office:value="2.589005">
            <text:p>3</text:p>
          </table:table-cell>
          <table:table-cell table:style-name="ce29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5" table:formula="of:=[.G6]*0.05" office:value-type="float" office:value="0.017677105">
            <text:p>0.0177</text:p>
          </table:table-cell>
          <table:table-cell table:style-name="ce29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4"/>
          <table:table-cell table:style-name="ce28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5" table:formula="of:=[.G3]*[.H$1]" office:value-type="float" office:value="0.001321348">
            <text:p>0.0013</text:p>
          </table:table-cell>
          <table:table-cell table:style-name="ce29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6" table:formula="of:=[.G4]*[.H$1]" office:value-type="float" office:value="31.80827">
            <text:p>31.8</text:p>
          </table:table-cell>
          <table:table-cell table:style-name="ce29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4" table:formula="of:=[.G5]*[.H$1]" office:value-type="float" office:value="2.54201">
            <text:p>3</text:p>
          </table:table-cell>
          <table:table-cell table:style-name="ce29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5" table:formula="of:=[.G6]*0.05" office:value-type="float" office:value="0.0175727285">
            <text:p>0.0176</text:p>
          </table:table-cell>
          <table:table-cell table:style-name="ce29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4"/>
          <table:table-cell table:style-name="ce28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5" table:formula="of:=[.G3]*[.H$1]" office:value-type="float" office:value="0.001310304">
            <text:p>0.0013</text:p>
          </table:table-cell>
          <table:table-cell table:style-name="ce29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6" table:formula="of:=[.G4]*[.H$1]" office:value-type="float" office:value="31.503615">
            <text:p>31.5</text:p>
          </table:table-cell>
          <table:table-cell table:style-name="ce29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4" table:formula="of:=[.G5]*[.H$1]" office:value-type="float" office:value="2.52644">
            <text:p>3</text:p>
          </table:table-cell>
          <table:table-cell table:style-name="ce29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5" table:formula="of:=[.G6]*0.05" office:value-type="float" office:value="0.0175380375">
            <text:p>0.0175</text:p>
          </table:table-cell>
          <table:table-cell table:style-name="ce29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5" table:formula="of:=[.G3]*[.H$1]" office:value-type="float" office:value="0.00129683">
            <text:p>0.0013</text:p>
          </table:table-cell>
          <table:table-cell table:style-name="ce29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6" table:formula="of:=[.G4]*[.H$1]" office:value-type="float" office:value="31.02318">
            <text:p>31.0</text:p>
          </table:table-cell>
          <table:table-cell table:style-name="ce29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4" table:formula="of:=[.G5]*[.H$1]" office:value-type="float" office:value="2.5003">
            <text:p>3</text:p>
          </table:table-cell>
          <table:table-cell table:style-name="ce29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5" table:formula="of:=[.G6]*0.05" office:value-type="float" office:value="0.017431093">
            <text:p>0.0174</text:p>
          </table:table-cell>
          <table:table-cell table:style-name="ce29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5" table:formula="of:=[.G3]*[.H$1]" office:value-type="float" office:value="0.0012823815">
            <text:p>0.0013</text:p>
          </table:table-cell>
          <table:table-cell table:style-name="ce29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6" table:formula="of:=[.G4]*[.H$1]" office:value-type="float" office:value="30.448405">
            <text:p>30.4</text:p>
          </table:table-cell>
          <table:table-cell table:style-name="ce29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4" table:formula="of:=[.G5]*[.H$1]" office:value-type="float" office:value="2.419125">
            <text:p>2</text:p>
          </table:table-cell>
          <table:table-cell table:style-name="ce29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5" table:formula="of:=[.G6]*0.05" office:value-type="float" office:value="0.017311875">
            <text:p>0.0173</text:p>
          </table:table-cell>
          <table:table-cell table:style-name="ce29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4"/>
          <table:table-cell table:style-name="ce28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5" table:formula="of:=[.G3]*[.H$1]" office:value-type="float" office:value="0.0012680415">
            <text:p>0.0013</text:p>
          </table:table-cell>
          <table:table-cell table:style-name="ce29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6" table:formula="of:=[.G4]*[.H$1]" office:value-type="float" office:value="30.019725">
            <text:p>30.0</text:p>
          </table:table-cell>
          <table:table-cell table:style-name="ce29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4" table:formula="of:=[.G5]*[.H$1]" office:value-type="float" office:value="2.406405">
            <text:p>2</text:p>
          </table:table-cell>
          <table:table-cell table:style-name="ce29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5" table:formula="of:=[.G6]*0.05" office:value-type="float" office:value="0.017280184">
            <text:p>0.0173</text:p>
          </table:table-cell>
          <table:table-cell table:style-name="ce29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4"/>
          <table:table-cell table:style-name="ce28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5" table:formula="of:=[.G3]*[.H$1]" office:value-type="float" office:value="0.0012568655">
            <text:p>0.0013</text:p>
          </table:table-cell>
          <table:table-cell table:style-name="ce29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6" table:formula="of:=[.G4]*[.H$1]" office:value-type="float" office:value="29.743275">
            <text:p>29.7</text:p>
          </table:table-cell>
          <table:table-cell table:style-name="ce29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4" table:formula="of:=[.G5]*[.H$1]" office:value-type="float" office:value="2.35226">
            <text:p>2</text:p>
          </table:table-cell>
          <table:table-cell table:style-name="ce29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5" table:formula="of:=[.G6]*0.05" office:value-type="float" office:value="0.017249981">
            <text:p>0.0172</text:p>
          </table:table-cell>
          <table:table-cell table:style-name="ce29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4"/>
          <table:table-cell table:style-name="ce28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5" table:formula="of:=[.G3]*[.H$1]" office:value-type="float" office:value="0.001258275">
            <text:p>0.0013</text:p>
          </table:table-cell>
          <table:table-cell table:style-name="ce29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6" table:formula="of:=[.G4]*[.H$1]" office:value-type="float" office:value="29.750425">
            <text:p>29.8</text:p>
          </table:table-cell>
          <table:table-cell table:style-name="ce29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4" table:formula="of:=[.G5]*[.H$1]" office:value-type="float" office:value="2.375635">
            <text:p>2</text:p>
          </table:table-cell>
          <table:table-cell table:style-name="ce29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5" table:formula="of:=[.G6]*[.H$1]" office:value-type="float" office:value="0.0173808335">
            <text:p>0.0174</text:p>
          </table:table-cell>
          <table:table-cell table:style-name="ce29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4"/>
          <table:table-cell table:style-name="ce28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5" table:formula="of:=[.G3]*[.H$1]" office:value-type="float" office:value="0.001261059">
            <text:p>0.0013</text:p>
          </table:table-cell>
          <table:table-cell table:style-name="ce29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6" table:formula="of:=[.G4]*[.H$1]" office:value-type="float" office:value="29.82968">
            <text:p>29.8</text:p>
          </table:table-cell>
          <table:table-cell table:style-name="ce29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4" table:formula="of:=[.G5]*[.H$1]" office:value-type="float" office:value="2.39957">
            <text:p>2</text:p>
          </table:table-cell>
          <table:table-cell table:style-name="ce29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5" table:formula="of:=[.G6]*[.H$1]" office:value-type="float" office:value="0.017528239">
            <text:p>0.0175</text:p>
          </table:table-cell>
          <table:table-cell table:style-name="ce29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4"/>
          <table:table-cell table:style-name="ce28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5" table:formula="of:=[.G3]*0.05" office:value-type="float" office:value="0.001280986">
            <text:p>0.0013</text:p>
          </table:table-cell>
          <table:table-cell table:style-name="ce29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6" table:formula="of:=[.G4]*0.05" office:value-type="float" office:value="30.365975">
            <text:p>30.4</text:p>
          </table:table-cell>
          <table:table-cell table:style-name="ce29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4" table:formula="of:=[.G5]*0.05" office:value-type="float" office:value="2.418445">
            <text:p>2</text:p>
          </table:table-cell>
          <table:table-cell table:style-name="ce29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5" table:formula="of:=[.G6]*0.05" office:value-type="float" office:value="0.018026207">
            <text:p>0.0180</text:p>
          </table:table-cell>
          <table:table-cell table:style-name="ce29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4"/>
          <table:table-cell table:style-name="ce28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5" table:formula="of:=[.G3]*0.05" office:value-type="float" office:value="0.001320986">
            <text:p>0.0013</text:p>
          </table:table-cell>
          <table:table-cell table:style-name="ce29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6" table:formula="of:=[.G4]*0.05" office:value-type="float" office:value="31.965975">
            <text:p>32.0</text:p>
          </table:table-cell>
          <table:table-cell table:style-name="ce29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4" table:formula="of:=[.G5]*0.05" office:value-type="float" office:value="2.568445">
            <text:p>3</text:p>
          </table:table-cell>
          <table:table-cell table:style-name="ce29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5" table:formula="of:=[.G6]*0.05" office:value-type="float" office:value="0.018976207">
            <text:p>0.0190</text:p>
          </table:table-cell>
          <table:table-cell table:style-name="ce29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4"/>
          <table:table-cell table:style-name="ce28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5" table:formula="of:=[.G3]*0.05" office:value-type="float" office:value="0.001266036">
            <text:p>0.0013</text:p>
          </table:table-cell>
          <table:table-cell table:style-name="ce29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6" table:formula="of:=[.G4]*0.05" office:value-type="float" office:value="30.96006">
            <text:p>31.0</text:p>
          </table:table-cell>
          <table:table-cell table:style-name="ce29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4" table:formula="of:=[.G5]*0.05" office:value-type="float" office:value="2.49575">
            <text:p>2</text:p>
          </table:table-cell>
          <table:table-cell table:style-name="ce29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5" table:formula="of:=[.G6]*0.05" office:value-type="float" office:value="0.018468543">
            <text:p>0.0185</text:p>
          </table:table-cell>
          <table:table-cell table:style-name="ce29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4"/>
          <table:table-cell table:style-name="ce28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5" table:formula="of:=[.G3]*0.05" office:value-type="float" office:value="0.001279479">
            <text:p>0.0013</text:p>
          </table:table-cell>
          <table:table-cell table:style-name="ce29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6" table:formula="of:=[.G4]*0.05" office:value-type="float" office:value="31.58308">
            <text:p>31.6</text:p>
          </table:table-cell>
          <table:table-cell table:style-name="ce29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4" table:formula="of:=[.G5]*0.05" office:value-type="float" office:value="2.52114">
            <text:p>3</text:p>
          </table:table-cell>
          <table:table-cell table:style-name="ce29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5" table:formula="of:=[.G6]*0.05" office:value-type="float" office:value="0.0187623205">
            <text:p>0.0188</text:p>
          </table:table-cell>
          <table:table-cell table:style-name="ce29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4"/>
          <table:table-cell table:style-name="ce28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5" table:formula="of:=[.G3]*0.05" office:value-type="float" office:value="0.001281145">
            <text:p>0.0013</text:p>
          </table:table-cell>
          <table:table-cell table:style-name="ce29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6" table:formula="of:=[.G4]*0.05" office:value-type="float" office:value="31.807355">
            <text:p>31.8</text:p>
          </table:table-cell>
          <table:table-cell table:style-name="ce29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4" table:formula="of:=[.G5]*0.05" office:value-type="float" office:value="2.5593">
            <text:p>3</text:p>
          </table:table-cell>
          <table:table-cell table:style-name="ce29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5" table:formula="of:=[.G6]*0.05" office:value-type="float" office:value="0.019401195">
            <text:p>0.0194</text:p>
          </table:table-cell>
          <table:table-cell table:style-name="ce29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4"/>
          <table:table-cell table:style-name="ce28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5" table:formula="of:=[.G3]*0.05" office:value-type="float" office:value="0.00129629">
            <text:p>0.0013</text:p>
          </table:table-cell>
          <table:table-cell table:style-name="ce29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6" table:formula="of:=[.G4]*0.05" office:value-type="float" office:value="32.588385">
            <text:p>32.6</text:p>
          </table:table-cell>
          <table:table-cell table:style-name="ce29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4" table:formula="of:=[.G5]*0.05" office:value-type="float" office:value="2.644935">
            <text:p>3</text:p>
          </table:table-cell>
          <table:table-cell table:style-name="ce29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5" table:formula="of:=[.G6]*0.05" office:value-type="float" office:value="0.0198566405">
            <text:p>0.0199</text:p>
          </table:table-cell>
          <table:table-cell table:style-name="ce29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4"/>
          <table:table-cell table:style-name="ce28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5" table:formula="of:=[.G3]*0.05" office:value-type="float" office:value="0.0013019485">
            <text:p>0.0013</text:p>
          </table:table-cell>
          <table:table-cell table:style-name="ce29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6" table:formula="of:=[.G4]*0.05" office:value-type="float" office:value="32.812655">
            <text:p>32.8</text:p>
          </table:table-cell>
          <table:table-cell table:style-name="ce29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4" table:formula="of:=[.G5]*0.05" office:value-type="float" office:value="2.69182">
            <text:p>3</text:p>
          </table:table-cell>
          <table:table-cell table:style-name="ce29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5" table:formula="of:=[.G6]*0.05" office:value-type="float" office:value="0.020022143">
            <text:p>0.0200</text:p>
          </table:table-cell>
          <table:table-cell table:style-name="ce29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4"/>
          <table:table-cell table:style-name="ce28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5" table:formula="of:=[.G3]*0.05" office:value-type="float" office:value="0.0013089815">
            <text:p>0.0013</text:p>
          </table:table-cell>
          <table:table-cell table:style-name="ce29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6" table:formula="of:=[.G4]*0.05" office:value-type="float" office:value="33.088595">
            <text:p>33.1</text:p>
          </table:table-cell>
          <table:table-cell table:style-name="ce29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4" table:formula="of:=[.G5]*0.05" office:value-type="float" office:value="2.731955">
            <text:p>3</text:p>
          </table:table-cell>
          <table:table-cell table:style-name="ce29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5" table:formula="of:=[.G6]*0.05" office:value-type="float" office:value="0.02020055">
            <text:p>0.0202</text:p>
          </table:table-cell>
          <table:table-cell table:style-name="ce29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4"/>
          <table:table-cell table:style-name="ce28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5" table:formula="of:=[.G3]*0.05" office:value-type="float" office:value="0.0013082675">
            <text:p>0.0013</text:p>
          </table:table-cell>
          <table:table-cell table:style-name="ce29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6" table:formula="of:=[.G4]*0.05" office:value-type="float" office:value="33.28603">
            <text:p>33.3</text:p>
          </table:table-cell>
          <table:table-cell table:style-name="ce29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4" table:formula="of:=[.G5]*0.05" office:value-type="float" office:value="2.699125">
            <text:p>3</text:p>
          </table:table-cell>
          <table:table-cell table:style-name="ce29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5" table:formula="of:=[.G6]*0.05" office:value-type="float" office:value="0.0203261605">
            <text:p>0.0203</text:p>
          </table:table-cell>
          <table:table-cell table:style-name="ce29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4"/>
          <table:table-cell table:style-name="ce28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5" table:formula="of:=[.G3]*0.05" office:value-type="float" office:value="0.001319118">
            <text:p>0.0013</text:p>
          </table:table-cell>
          <table:table-cell table:style-name="ce29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6" table:formula="of:=[.G4]*0.05" office:value-type="float" office:value="33.71112">
            <text:p>33.7</text:p>
          </table:table-cell>
          <table:table-cell table:style-name="ce29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4" table:formula="of:=[.G5]*0.05" office:value-type="float" office:value="2.669445">
            <text:p>3</text:p>
          </table:table-cell>
          <table:table-cell table:style-name="ce29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5" table:formula="of:=[.G6]*0.05" office:value-type="float" office:value="0.0205704455">
            <text:p>0.0206</text:p>
          </table:table-cell>
          <table:table-cell table:style-name="ce29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4"/>
          <table:table-cell table:style-name="ce28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5" table:formula="of:=[.G3]*0.05" office:value-type="float" office:value="0.001324118">
            <text:p>0.0013</text:p>
          </table:table-cell>
          <table:table-cell table:style-name="ce29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6" table:formula="of:=[.G4]*0.05" office:value-type="float" office:value="34.016335">
            <text:p>34.0</text:p>
          </table:table-cell>
          <table:table-cell table:style-name="ce29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4" table:formula="of:=[.G5]*0.05" office:value-type="float" office:value="2.62657">
            <text:p>3</text:p>
          </table:table-cell>
          <table:table-cell table:style-name="ce29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5" table:formula="of:=[.G6]*0.05" office:value-type="float" office:value="0.02077481">
            <text:p>0.0208</text:p>
          </table:table-cell>
          <table:table-cell table:style-name="ce29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4"/>
          <table:table-cell table:style-name="ce28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5" table:formula="of:=[.G3]*0.05" office:value-type="float" office:value="0.001322719">
            <text:p>0.0013</text:p>
          </table:table-cell>
          <table:table-cell table:style-name="ce29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6" table:formula="of:=[.G4]*0.05" office:value-type="float" office:value="34.305555">
            <text:p>34.3</text:p>
          </table:table-cell>
          <table:table-cell table:style-name="ce29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4" table:formula="of:=[.G5]*0.05" office:value-type="float" office:value="2.631145">
            <text:p>3</text:p>
          </table:table-cell>
          <table:table-cell table:style-name="ce29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5" table:formula="of:=[.G6]*0.05" office:value-type="float" office:value="0.0209202825">
            <text:p>0.0209</text:p>
          </table:table-cell>
          <table:table-cell table:style-name="ce29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4"/>
          <table:table-cell table:style-name="ce28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5" table:formula="of:=[.G3]*0.05" office:value-type="float" office:value="0.0013214795">
            <text:p>0.0013</text:p>
          </table:table-cell>
          <table:table-cell table:style-name="ce29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6" table:formula="of:=[.G4]*0.05" office:value-type="float" office:value="34.591685">
            <text:p>34.6</text:p>
          </table:table-cell>
          <table:table-cell table:style-name="ce29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4" table:formula="of:=[.G5]*0.05" office:value-type="float" office:value="2.63345">
            <text:p>3</text:p>
          </table:table-cell>
          <table:table-cell table:style-name="ce29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5" table:formula="of:=[.G6]*0.05" office:value-type="float" office:value="0.0210495985">
            <text:p>0.0210</text:p>
          </table:table-cell>
          <table:table-cell table:style-name="ce29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4"/>
          <table:table-cell table:style-name="ce28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5" table:formula="of:=[.G3]*0.05" office:value-type="float" office:value="0.00132506">
            <text:p>0.0013</text:p>
          </table:table-cell>
          <table:table-cell table:style-name="ce29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6" table:formula="of:=[.G4]*0.05" office:value-type="float" office:value="34.962015">
            <text:p>35.0</text:p>
          </table:table-cell>
          <table:table-cell table:style-name="ce29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4" table:formula="of:=[.G5]*0.05" office:value-type="float" office:value="2.642735">
            <text:p>3</text:p>
          </table:table-cell>
          <table:table-cell table:style-name="ce29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5" table:formula="of:=[.G6]*0.05" office:value-type="float" office:value="0.0212057345">
            <text:p>0.0212</text:p>
          </table:table-cell>
          <table:table-cell table:style-name="ce29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4"/>
          <table:table-cell table:style-name="ce28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5" table:formula="of:=[.G3]*0.05" office:value-type="float" office:value="0.001324433">
            <text:p>0.0013</text:p>
          </table:table-cell>
          <table:table-cell table:style-name="ce29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6" table:formula="of:=[.G4]*0.05" office:value-type="float" office:value="35.297085">
            <text:p>35.3</text:p>
          </table:table-cell>
          <table:table-cell table:style-name="ce29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4" table:formula="of:=[.G5]*0.05" office:value-type="float" office:value="2.648675">
            <text:p>3</text:p>
          </table:table-cell>
          <table:table-cell table:style-name="ce29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5" table:formula="of:=[.G6]*0.05" office:value-type="float" office:value="0.021307784">
            <text:p>0.0213</text:p>
          </table:table-cell>
          <table:table-cell table:style-name="ce29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4"/>
          <table:table-cell table:style-name="ce28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5" table:formula="of:=[.G3]*0.05" office:value-type="float" office:value="0.0013220925">
            <text:p>0.0013</text:p>
          </table:table-cell>
          <table:table-cell table:style-name="ce29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6" table:formula="of:=[.G4]*0.05" office:value-type="float" office:value="34.07793">
            <text:p>34.1</text:p>
          </table:table-cell>
          <table:table-cell table:style-name="ce29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4" table:formula="of:=[.G5]*0.05" office:value-type="float" office:value="2.641725">
            <text:p>3</text:p>
          </table:table-cell>
          <table:table-cell table:style-name="ce29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5" table:formula="of:=[.G6]*0.05" office:value-type="float" office:value="0.022504071">
            <text:p>0.0225</text:p>
          </table:table-cell>
          <table:table-cell table:style-name="ce29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4"/>
          <table:table-cell table:style-name="ce28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5" table:formula="of:=[.G3]*0.05" office:value-type="float" office:value="0.001317695">
            <text:p>0.0013</text:p>
          </table:table-cell>
          <table:table-cell table:style-name="ce29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6" table:formula="of:=[.G4]*0.05" office:value-type="float" office:value="37.684765">
            <text:p>37.7</text:p>
          </table:table-cell>
          <table:table-cell table:style-name="ce29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4" table:formula="of:=[.G5]*0.05" office:value-type="float" office:value="2.624305">
            <text:p>3</text:p>
          </table:table-cell>
          <table:table-cell table:style-name="ce29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5" table:formula="of:=[.G6]*0.05" office:value-type="float" office:value="0.022526907">
            <text:p>0.0225</text:p>
          </table:table-cell>
          <table:table-cell table:style-name="ce29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4"/>
          <table:table-cell table:style-name="ce28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5" table:formula="of:=[.G3]*0.05" office:value-type="float" office:value="0.001314392">
            <text:p>0.0013</text:p>
          </table:table-cell>
          <table:table-cell table:style-name="ce29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6" table:formula="of:=[.G4]*0.05" office:value-type="float" office:value="37.94741">
            <text:p>37.9</text:p>
          </table:table-cell>
          <table:table-cell table:style-name="ce29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4" table:formula="of:=[.G5]*0.05" office:value-type="float" office:value="2.609695">
            <text:p>3</text:p>
          </table:table-cell>
          <table:table-cell table:style-name="ce29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5" table:formula="of:=[.G6]*0.05" office:value-type="float" office:value="0.0225643505">
            <text:p>0.0226</text:p>
          </table:table-cell>
          <table:table-cell table:style-name="ce29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4"/>
          <table:table-cell table:style-name="ce28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5" table:formula="of:=[.G3]*0.05" office:value-type="float" office:value="0.001314172">
            <text:p>0.0013</text:p>
          </table:table-cell>
          <table:table-cell table:style-name="ce29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6" table:formula="of:=[.G4]*0.05" office:value-type="float" office:value="38.354715">
            <text:p>38.4</text:p>
          </table:table-cell>
          <table:table-cell table:style-name="ce29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4" table:formula="of:=[.G5]*0.05" office:value-type="float" office:value="2.604205">
            <text:p>3</text:p>
          </table:table-cell>
          <table:table-cell table:style-name="ce29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5" table:formula="of:=[.G6]*0.05" office:value-type="float" office:value="0.022659574">
            <text:p>0.0227</text:p>
          </table:table-cell>
          <table:table-cell table:style-name="ce29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4"/>
          <table:table-cell table:style-name="ce28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5" table:formula="of:=[.G3]*0.05" office:value-type="float" office:value="0.0012968705">
            <text:p>0.0013</text:p>
          </table:table-cell>
          <table:table-cell table:style-name="ce29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6" table:formula="of:=[.G4]*0.05" office:value-type="float" office:value="39.36721">
            <text:p>39.4</text:p>
          </table:table-cell>
          <table:table-cell table:style-name="ce29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4" table:formula="of:=[.G5]*0.05" office:value-type="float" office:value="2.57742">
            <text:p>3</text:p>
          </table:table-cell>
          <table:table-cell table:style-name="ce29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5" table:formula="of:=[.G6]*0.05" office:value-type="float" office:value="0.022705493">
            <text:p>0.0227</text:p>
          </table:table-cell>
          <table:table-cell table:style-name="ce29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4"/>
          <table:table-cell table:style-name="ce28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5" table:formula="of:=[.G3]*0.05" office:value-type="float" office:value="0.0013118705">
            <text:p>0.0013</text:p>
          </table:table-cell>
          <table:table-cell table:style-name="ce29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6" table:formula="of:=[.G4]*0.05" office:value-type="float" office:value="39.347705">
            <text:p>39.3</text:p>
          </table:table-cell>
          <table:table-cell table:style-name="ce29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4" table:formula="of:=[.G5]*0.05" office:value-type="float" office:value="2.591455">
            <text:p>3</text:p>
          </table:table-cell>
          <table:table-cell table:style-name="ce29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5" table:formula="of:=[.G6]*0.05" office:value-type="float" office:value="0.0226921135">
            <text:p>0.0227</text:p>
          </table:table-cell>
          <table:table-cell table:style-name="ce29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4"/>
          <table:table-cell table:style-name="ce28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5" table:formula="of:=[.G3]*0.05" office:value-type="float" office:value="0.0012921855">
            <text:p>0.0013</text:p>
          </table:table-cell>
          <table:table-cell table:style-name="ce29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6" table:formula="of:=[.G4]*0.05" office:value-type="float" office:value="39.330375">
            <text:p>39.3</text:p>
          </table:table-cell>
          <table:table-cell table:style-name="ce29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4" table:formula="of:=[.G5]*0.05" office:value-type="float" office:value="2.56458">
            <text:p>3</text:p>
          </table:table-cell>
          <table:table-cell table:style-name="ce29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5" table:formula="of:=[.G6]*0.05" office:value-type="float" office:value="0.02271524">
            <text:p>0.0227</text:p>
          </table:table-cell>
          <table:table-cell table:style-name="ce29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4"/>
          <table:table-cell table:style-name="ce28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5" table:formula="of:=[.G3]*0.05" office:value-type="float" office:value="0.0012766565">
            <text:p>0.0013</text:p>
          </table:table-cell>
          <table:table-cell table:style-name="ce29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6" table:formula="of:=[.G4]*0.05" office:value-type="float" office:value="38.98541">
            <text:p>39.0</text:p>
          </table:table-cell>
          <table:table-cell table:style-name="ce29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4" table:formula="of:=[.G5]*0.05" office:value-type="float" office:value="2.537815">
            <text:p>3</text:p>
          </table:table-cell>
          <table:table-cell table:style-name="ce29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5" table:formula="of:=[.G6]*0.05" office:value-type="float" office:value="0.022539073">
            <text:p>0.0225</text:p>
          </table:table-cell>
          <table:table-cell table:style-name="ce29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4"/>
          <table:table-cell table:style-name="ce28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5" table:formula="of:=[.G3]*0.05" office:value-type="float" office:value="0.001255306">
            <text:p>0.0013</text:p>
          </table:table-cell>
          <table:table-cell table:style-name="ce29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6" table:formula="of:=[.G4]*0.05" office:value-type="float" office:value="38.5198">
            <text:p>38.5</text:p>
          </table:table-cell>
          <table:table-cell table:style-name="ce29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4" table:formula="of:=[.G5]*0.05" office:value-type="float" office:value="2.50939">
            <text:p>3</text:p>
          </table:table-cell>
          <table:table-cell table:style-name="ce29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5" table:formula="of:=[.G6]*0.05" office:value-type="float" office:value="0.022335898">
            <text:p>0.0223</text:p>
          </table:table-cell>
          <table:table-cell table:style-name="ce29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4"/>
          <table:table-cell table:style-name="ce28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5" table:formula="of:=[.G3]*0.05" office:value-type="float" office:value="0.001232945">
            <text:p>0.0012</text:p>
          </table:table-cell>
          <table:table-cell table:style-name="ce29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6" table:formula="of:=[.G4]*0.05" office:value-type="float" office:value="37.96877">
            <text:p>38.0</text:p>
          </table:table-cell>
          <table:table-cell table:style-name="ce29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4" table:formula="of:=[.G5]*0.05" office:value-type="float" office:value="2.47818">
            <text:p>2</text:p>
          </table:table-cell>
          <table:table-cell table:style-name="ce29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5" table:formula="of:=[.G6]*0.05" office:value-type="float" office:value="0.022011926">
            <text:p>0.0220</text:p>
          </table:table-cell>
          <table:table-cell table:style-name="ce29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4"/>
          <table:table-cell table:style-name="ce28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5" table:formula="of:=[.G3]*0.05" office:value-type="float" office:value="0.0012341755">
            <text:p>0.0012</text:p>
          </table:table-cell>
          <table:table-cell table:style-name="ce29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6" table:formula="of:=[.G4]*0.05" office:value-type="float" office:value="38.0694">
            <text:p>38.1</text:p>
          </table:table-cell>
          <table:table-cell table:style-name="ce29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4" table:formula="of:=[.G5]*0.05" office:value-type="float" office:value="2.491715">
            <text:p>2</text:p>
          </table:table-cell>
          <table:table-cell table:style-name="ce29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5" table:formula="of:=[.G6]*0.05" office:value-type="float" office:value="0.0220689305">
            <text:p>0.0221</text:p>
          </table:table-cell>
          <table:table-cell table:style-name="ce29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4"/>
          <table:table-cell table:style-name="ce28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5" table:formula="of:=[.G3]*0.05" office:value-type="float" office:value="0.0012338815">
            <text:p>0.0012</text:p>
          </table:table-cell>
          <table:table-cell table:style-name="ce29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6" table:formula="of:=[.G4]*0.05" office:value-type="float" office:value="38.05014">
            <text:p>38.1</text:p>
          </table:table-cell>
          <table:table-cell table:style-name="ce29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4" table:formula="of:=[.G5]*0.05" office:value-type="float" office:value="2.504605">
            <text:p>3</text:p>
          </table:table-cell>
          <table:table-cell table:style-name="ce29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5" table:formula="of:=[.G6]*0.05" office:value-type="float" office:value="0.0220673965">
            <text:p>0.0221</text:p>
          </table:table-cell>
          <table:table-cell table:style-name="ce29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4"/>
          <table:table-cell table:style-name="ce28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5" table:formula="of:=[.G3]*0.05" office:value-type="float" office:value="0.0012316225">
            <text:p>0.0012</text:p>
          </table:table-cell>
          <table:table-cell table:style-name="ce29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6" table:formula="of:=[.G4]*0.05" office:value-type="float" office:value="38.004845">
            <text:p>38.0</text:p>
          </table:table-cell>
          <table:table-cell table:style-name="ce29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4" table:formula="of:=[.G5]*0.05" office:value-type="float" office:value="2.51679">
            <text:p>3</text:p>
          </table:table-cell>
          <table:table-cell table:style-name="ce29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5" table:formula="of:=[.G6]*0.05" office:value-type="float" office:value="0.0220268485">
            <text:p>0.0220</text:p>
          </table:table-cell>
          <table:table-cell table:style-name="ce29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4"/>
          <table:table-cell table:style-name="ce28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5" table:formula="of:=[.G3]*0.05" office:value-type="float" office:value="0.0012306465">
            <text:p>0.0012</text:p>
          </table:table-cell>
          <table:table-cell table:style-name="ce29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4" table:formula="of:=[.G4]*0.05" office:value-type="float" office:value="38.01162">
            <text:p>38</text:p>
          </table:table-cell>
          <table:table-cell table:style-name="ce29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4" table:formula="of:=[.G5]*0.05" office:value-type="float" office:value="2.53052">
            <text:p>3</text:p>
          </table:table-cell>
          <table:table-cell table:style-name="ce29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5" table:formula="of:=[.G6]*0.05" office:value-type="float" office:value="0.0220333525">
            <text:p>0.0220</text:p>
          </table:table-cell>
          <table:table-cell table:style-name="ce29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5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8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4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5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6000">
            <text:p>￥36,000</text:p>
          </table:table-cell>
          <table:table-cell table:style-name="ce33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5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8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4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5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2000">
            <text:p>￥32,000</text:p>
          </table:table-cell>
          <table:table-cell table:style-name="ce33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5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8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4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5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28000">
            <text:p>￥28,000</text:p>
          </table:table-cell>
          <table:table-cell table:style-name="ce33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5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8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4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5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3">
          <table:table-cell table:number-columns-repeated="4"/>
          <table:table-cell table:style-name="ce32" office:value-type="currency" office:currency="JPY" office:value="24000">
            <text:p>￥24,000</text:p>
          </table:table-cell>
          <table:table-cell table:style-name="ce33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6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2018/06/28</text:date>, <text:time>19:54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28T19:54:01</dc:date>
    <dc:creator>鈴木 豊樹</dc:creator>
    <meta:editing-duration>P2DT8H41M11S</meta:editing-duration>
    <meta:editing-cycles>213</meta:editing-cycles>
    <meta:generator>OpenOffice/4.1.5$Unix OpenOffice.org_project/415m1$Build-9789</meta:generator>
    <meta:document-statistic meta:table-count="81" meta:cell-count="5118" meta:object-count="0"/>
  </office:meta>
</office:document-meta>
</file>